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Module1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Helvetica1" svg:font-family="Helvetica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16cm"/>
    </style:style>
    <style:style style:name="co2" style:family="table-column">
      <style:table-column-properties fo:break-before="auto" style:column-width="1.946cm"/>
    </style:style>
    <style:style style:name="co3" style:family="table-column">
      <style:table-column-properties fo:break-before="auto" style:column-width="4.436cm"/>
    </style:style>
    <style:style style:name="co4" style:family="table-column">
      <style:table-column-properties fo:break-before="auto" style:column-width="3.092cm"/>
    </style:style>
    <style:style style:name="co6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0.784cm"/>
    </style:style>
    <style:style style:name="co9" style:family="table-column">
      <style:table-column-properties fo:break-before="auto" style:column-width="0.131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0.101cm"/>
    </style:style>
    <style:style style:name="co12" style:family="table-column">
      <style:table-column-properties fo:break-before="auto" style:column-width="1.499cm"/>
    </style:style>
    <style:style style:name="ro1" style:family="table-row">
      <style:table-row-properties style:row-height="0.515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76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9cm" fo:break-before="auto" style:use-optimal-row-height="false"/>
    </style:style>
    <style:style style:name="ro7" style:family="table-row">
      <style:table-row-properties style:row-height="0.199cm" fo:break-before="auto" style:use-optimal-row-height="false"/>
    </style:style>
    <style:style style:name="ro8" style:family="table-row">
      <style:table-row-properties style:row-height="0.75cm" fo:break-before="auto" style:use-optimal-row-height="false"/>
    </style:style>
    <style:style style:name="ro9" style:family="table-row">
      <style:table-row-properties style:row-height="0.49cm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035cm solid #000000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2f2f2" fo:border="0.035cm solid #000000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2f2f2" style:text-align-source="fix" style:repeat-content="false" fo:border="0.035cm solid #000000"/>
      <style:paragraph-properties fo:text-align="end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35cm solid #000000"/>
      <style:paragraph-properties fo:text-align="end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d4d4d4" fo:border="0.035cm solid #000000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4d4d4" fo:border="0.035cm solid #000000"/>
      <style:text-properties fo:color="#000000" style:text-outline="false" style:text-line-through-style="none" style:font-name="Helvetica-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35cm solid #000000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0.002cm solid #000000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2pt" fo:font-style="normal" fo:text-shadow="none" style:text-underline-style="none" fo:font-weight="normal" style:font-size-asian="2pt" style:font-style-asian="normal" style:font-weight-asian="normal" style:font-size-complex="2pt" style:font-style-complex="normal" style:font-weight-complex="normal"/>
    </style:style>
    <style:style style:name="ce12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0.002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002cm solid #000000" fo:border-left="0.002cm solid #000000" fo:border-right="none" fo:border-top="none"/>
    </style:style>
    <style:style style:name="ce14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ConditionalStyle_5f_1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name-asian="SimSun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ce22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0.002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ConditionalStyle_5f_1" style:data-style-name="N0">
      <style:table-cell-properties fo:border-bottom="0.002cm solid #00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!=&quot;&quot;" style:apply-style-name="ConditionalStyle_5f_1" style:base-cell-address="Feuille2.D8"/>
    </style:style>
    <style:style style:name="ce24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ConditionalStyle_5f_1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!=&quot;&quot;" style:apply-style-name="ConditionalStyle_5f_1" style:base-cell-address="Feuille2.D8"/>
    </style:style>
    <style:style style:name="ce26" style:family="table-cell" style:parent-style-name="Excel_20_Built-in_20_Normal" style:data-style-name="N0">
      <style:table-cell-properties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Excel_20_Built-in_20_Normal" style:data-style-name="N0">
      <style:table-cell-properties fo:border-bottom="0.002cm solid #00000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10pt" fo:font-style="normal" fo:text-shadow="none" style:text-underline-style="none" fo:font-weight="normal" style:font-name-asian="SimSun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28" style:family="table-cell" style:parent-style-name="Excel_20_Built-in_20_Normal" style:data-style-name="N0">
      <style:table-cell-properties fo:border-bottom="none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ConditionalStyle_5f_1" style:data-style-name="N0">
      <style:table-cell-properties fo:border-bottom="none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ConditionalStyle_5f_1" style:data-style-name="N0">
      <style:table-cell-properties fo:border-bottom="0.002cm solid #00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Normal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name-asian="SimSun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ce33" style:family="table-cell" style:parent-style-name="Excel_20_Built-in_20_Normal" style:data-style-name="N0">
      <style:table-cell-properties fo:border-bottom="0.002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Excel_20_Built-in_20_Normal" style:data-style-name="N0">
      <style:table-cell-properties fo:border-bottom="0.002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Excel_20_Built-in_20_Normal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ConditionalStyle_5f_1" style:data-style-name="N0">
      <style:table-cell-properties fo:border-bottom="0.002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Excel_20_Built-in_20_Normal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9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Excel_20_Built-in_20_Normal" style:data-style-name="N0">
      <style:table-cell-properties fo:border-bottom="0.002cm solid #000000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Excel_20_Built-in_20_Normal" style:data-style-name="N0">
      <style:table-cell-properties fo:border-bottom="0.002cm solid #000000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ConditionalStyle_5f_1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ConditionalStyle_5f_1" style:data-style-name="N0">
      <style:table-cell-properties fo:border-bottom="0.002cm solid #000000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row table:style-name="ro1">
          <table:table-cell table:style-name="ce1" office:value-type="string">
            <text:p>Nom</text:p>
          </table:table-cell>
          <table:table-cell table:style-name="ce3" office:value-type="string">
            <text:p>Niveau</text:p>
          </table:table-cell>
          <table:table-cell table:style-name="ce3" office:value-type="string">
            <text:p>Effet</text:p>
          </table:table-cell>
          <table:table-cell table:style-name="ce5" office:value-type="string">
            <text:p>Nombre de cartes</text:p>
          </table:table-cell>
        </table:table-row>
        <table:table-row table:style-name="ro2">
          <table:table-cell office:value-type="string">
            <text:p>Potion de soin</text:p>
          </table:table-cell>
          <table:table-cell office:value-type="string">
            <text:p>Niveau 1</text:p>
          </table:table-cell>
          <table:table-cell office:value-type="string">
            <text:p>PV + 1</text:p>
          </table:table-cell>
          <table:table-cell table:style-name="ce6" office:value-type="float" office:value="10">
            <text:p>10</text:p>
          </table:table-cell>
        </table:table-row>
        <table:table-row table:style-name="ro2">
          <table:table-cell office:value-type="string">
            <text:p>Potion de soin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PV + 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Potion de soin</text:p>
          </table:table-cell>
          <table:table-cell office:value-type="string">
            <text:p>Niveau 3</text:p>
          </table:table-cell>
          <table:table-cell office:value-type="string">
            <text:p>PV + 3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office:value-type="string">
            <text:p>Potion de soin</text:p>
          </table:table-cell>
          <table:table-cell table:style-name="ce5" office:value-type="string">
            <text:p>Niveau 4</text:p>
          </table:table-cell>
          <table:table-cell table:style-name="ce5" office:value-type="string">
            <text:p>PV + 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oxine violente</text:p>
          </table:table-cell>
          <table:table-cell office:value-type="string">
            <text:p>Niveau 1</text:p>
          </table:table-cell>
          <table:table-cell office:value-type="string">
            <text:p>PV – 1</text:p>
          </table:table-cell>
          <table:table-cell table:style-name="ce6" office:value-type="float" office:value="10">
            <text:p>10</text:p>
          </table:table-cell>
        </table:table-row>
        <table:table-row table:style-name="ro2">
          <table:table-cell office:value-type="string">
            <text:p>Toxine violent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PV – 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Toxine violente</text:p>
          </table:table-cell>
          <table:table-cell office:value-type="string">
            <text:p>Niveau 3</text:p>
          </table:table-cell>
          <table:table-cell office:value-type="string">
            <text:p>PV – 3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office:value-type="string">
            <text:p>Toxine violente</text:p>
          </table:table-cell>
          <table:table-cell table:style-name="ce5" office:value-type="string">
            <text:p>Niveau 4</text:p>
          </table:table-cell>
          <table:table-cell table:style-name="ce5" office:value-type="string">
            <text:p>PV – 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office:value-type="string">
            <text:p>Niveau 1</text:p>
          </table:table-cell>
          <table:table-cell office:value-type="string">
            <text:p>ATT + 1</text:p>
          </table:table-cell>
          <table:table-cell table:style-name="ce6" office:value-type="float" office:value="10">
            <text:p>10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ATT + 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office:value-type="string">
            <text:p>Niveau 3</text:p>
          </table:table-cell>
          <table:table-cell office:value-type="string">
            <text:p>ATT + 3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table:style-name="ce5" office:value-type="string">
            <text:p>Niveau 4</text:p>
          </table:table-cell>
          <table:table-cell table:style-name="ce5" office:value-type="string">
            <text:p>ATT + 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office:value-type="string">
            <text:p>Niveau 1</text:p>
          </table:table-cell>
          <table:table-cell office:value-type="string">
            <text:p>Deg + 1</text:p>
          </table:table-cell>
          <table:table-cell table:style-name="ce6" office:value-type="float" office:value="10">
            <text:p>10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Deg + 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office:value-type="string">
            <text:p>Niveau 3</text:p>
          </table:table-cell>
          <table:table-cell office:value-type="string">
            <text:p>Deg + 3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table:style-name="ce5" office:value-type="string">
            <text:p>Niveau 4</text:p>
          </table:table-cell>
          <table:table-cell table:style-name="ce5" office:value-type="string">
            <text:p>Deg + 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Voipurien</text:p>
          </table:table-cell>
          <table:table-cell office:value-type="string">
            <text:p>Niveau 1</text:p>
          </table:table-cell>
          <table:table-cell office:value-type="string">
            <text:p>Defausse 1 Monstre</text:p>
          </table:table-cell>
          <table:table-cell table:style-name="ce6" office:value-type="float" office:value="10">
            <text:p>10</text:p>
          </table:table-cell>
        </table:table-row>
        <table:table-row table:style-name="ro2">
          <table:table-cell office:value-type="string">
            <text:p>Voipurien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Defausse 2 Monstre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Voipurien</text:p>
          </table:table-cell>
          <table:table-cell office:value-type="string">
            <text:p>Niveau 3</text:p>
          </table:table-cell>
          <table:table-cell office:value-type="string">
            <text:p>Defausse 3 Monstres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office:value-type="string">
            <text:p>Voipurien</text:p>
          </table:table-cell>
          <table:table-cell table:style-name="ce5" office:value-type="string">
            <text:p>Niveau 4</text:p>
          </table:table-cell>
          <table:table-cell table:style-name="ce5" office:value-type="string">
            <text:p>Defausse 4 Monstre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ngue-Vue</text:p>
          </table:table-cell>
          <table:table-cell office:value-type="string">
            <text:p>Niveau 1</text:p>
          </table:table-cell>
          <table:table-cell office:value-type="string">
            <text:p>Vue + 1</text:p>
          </table:table-cell>
          <table:table-cell table:style-name="ce6" office:value-type="float" office:value="10">
            <text:p>10</text:p>
          </table:table-cell>
        </table:table-row>
        <table:table-row table:style-name="ro2">
          <table:table-cell office:value-type="string">
            <text:p>Longue-Vu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Vue + 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Longue-Vue</text:p>
          </table:table-cell>
          <table:table-cell office:value-type="string">
            <text:p>Niveau 3</text:p>
          </table:table-cell>
          <table:table-cell office:value-type="string">
            <text:p>Vue + 3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office:value-type="string">
            <text:p>Longue-Vue</text:p>
          </table:table-cell>
          <table:table-cell table:style-name="ce5" office:value-type="string">
            <text:p>Niveau 4</text:p>
          </table:table-cell>
          <table:table-cell table:style-name="ce5" office:value-type="string">
            <text:p>Vue + 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agne de maille</text:p>
          </table:table-cell>
          <table:table-cell table:style-name="Default" office:value-type="string">
            <text:p>Armure</text:p>
          </table:table-cell>
          <table:table-cell office:value-type="string">
            <text:p>Armure +1</text:p>
          </table:table-cell>
          <table:table-cell table:style-name="ce6" office:value-type="float" office:value="5">
            <text:p>5</text:p>
          </table:table-cell>
        </table:table-row>
        <table:table-row table:style-name="ro2">
          <table:table-cell office:value-type="string">
            <text:p>Cuirasse d’ossements</text:p>
          </table:table-cell>
          <table:table-cell table:style-name="Default" office:value-type="string">
            <text:p>Armure</text:p>
          </table:table-cell>
          <table:table-cell table:style-name="ce5" office:value-type="string">
            <text:p>Armure +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Cotte de maille</text:p>
          </table:table-cell>
          <table:table-cell table:style-name="Default" office:value-type="string">
            <text:p>Armure</text:p>
          </table:table-cell>
          <table:table-cell office:value-type="string">
            <text:p>Armure + 3, Att – 1</text:p>
            <text:p>Les monstres jouent avant</text:p>
          </table:table-cell>
          <table:table-cell table:style-name="ce6" office:value-type="float" office:value="3">
            <text:p>3</text:p>
          </table:table-cell>
        </table:table-row>
        <table:table-row table:style-name="ro3">
          <table:table-cell office:value-type="string">
            <text:p>Armure de plates</text:p>
          </table:table-cell>
          <table:table-cell table:style-name="Default" office:value-type="string">
            <text:p>Armure</text:p>
          </table:table-cell>
          <table:table-cell table:style-name="ce5" office:value-type="string">
            <text:p>Armure + 4, Att – 1</text:p>
            <text:p>Les monstres jouent avant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ague</text:p>
          </table:table-cell>
          <table:table-cell table:style-name="Default" office:value-type="string">
            <text:p>Arme</text:p>
          </table:table-cell>
          <table:table-cell table:style-name="ce5" office:value-type="string">
            <text:p>Deg+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Épée courte</text:p>
          </table:table-cell>
          <table:table-cell table:style-name="Default" office:value-type="string">
            <text:p>Arme</text:p>
          </table:table-cell>
          <table:table-cell office:value-type="string">
            <text:p>Deg+2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office:value-type="string">
            <text:p>Masse d’arme</text:p>
          </table:table-cell>
          <table:table-cell table:style-name="Default" office:value-type="string">
            <text:p>Arme</text:p>
          </table:table-cell>
          <table:table-cell table:style-name="ce5" office:value-type="string">
            <text:p>Deg+3 Att -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Épée longue</text:p>
          </table:table-cell>
          <table:table-cell table:style-name="Default" office:value-type="string">
            <text:p>Arme</text:p>
          </table:table-cell>
          <table:table-cell office:value-type="string">
            <text:p>Deg+4 Att-3</text:p>
          </table:table-cell>
          <table:table-cell table:style-name="ce6" office:value-type="float" office:value="2">
            <text:p>2</text:p>
          </table:table-cell>
        </table:table-row>
        <table:table-row table:style-name="ro2">
          <table:table-cell office:value-type="string">
            <text:p>Gantelet</text:p>
          </table:table-cell>
          <table:table-cell table:style-name="Default" office:value-type="string">
            <text:p>Arme</text:p>
          </table:table-cell>
          <table:table-cell table:style-name="ce5" office:value-type="string">
            <text:p>Armure +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orche</text:p>
          </table:table-cell>
          <table:table-cell table:style-name="Default" office:value-type="string">
            <text:p>Arme</text:p>
          </table:table-cell>
          <table:table-cell office:value-type="string">
            <text:p>Vue +2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office:value-type="string">
            <text:p>Flash aveuglant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Vue troublée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office:value-type="string">
            <text:p>Téléportation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Télékinésie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office:value-type="string">
            <text:p>Armure étherée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Invisibilité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  <table:table-cell table:style-name="ce6" office:value-type="float" office:value="2">
            <text:p>2</text:p>
          </table:table-cell>
        </table:table-row>
        <table:table-row table:style-name="ro5">
          <table:table-cell office:value-type="string">
            <text:p>Mission</text:p>
          </table:table-cell>
          <table:table-cell table:style-name="Default" office:value-type="string">
            <text:p>Niveau 1</text:p>
          </table:table-cell>
          <table:table-cell table:style-name="ce5" office:value-type="string">
            <text:p>Tuer 1 monstre de votre niveau ou plus</text:p>
            <text:p>Récompense: progresser de 1 dans une caractéristique au choix</text:p>
          </table:table-cell>
          <table:table-cell office:value-type="float" office:value="4">
            <text:p>4</text:p>
          </table:table-cell>
        </table:table-row>
        <table:table-row table:style-name="ro3">
          <table:table-cell table:style-name="ce1" office:value-type="string">
            <text:p>Mission</text:p>
          </table:table-cell>
          <table:table-cell table:style-name="Default" office:value-type="string">
            <text:p>Niveau 2</text:p>
          </table:table-cell>
          <table:table-cell office:value-type="string">
            <text:p>Tuer 2 monstres de votre niveau ou plus </text:p>
            <text:p>Récompense: progresser de 1 dans deux caractéristiques au choix</text:p>
          </table:table-cell>
          <table:table-cell table:style-name="ce6" office:value-type="float" office:value="4">
            <text:p>4</text:p>
          </table:table-cell>
        </table:table-row>
        <table:table-row table:style-name="ro1">
          <table:table-cell/>
          <table:table-cell table:style-name="ce3" table:number-columns-repeated="2"/>
          <table:table-cell table:formula="of:=SUM([.D2:.D43])" office:value-type="float" office:value="157">
            <text:p>157</text:p>
          </table:table-cell>
        </table:table-row>
      </table:table>
      <table:table table:name="Feuille2" table:style-name="ta1" table:print="false">
        <table:table-column table:style-name="co6" table:default-cell-style-name="ce2"/>
        <table:table-column table:style-name="co5" table:default-cell-style-name="ce4"/>
        <table:table-column table:style-name="co7" table:default-cell-style-name="ce4"/>
        <table:table-row table:style-name="ro2">
          <table:table-cell office:value-type="string">
            <text:p>Potion de soin</text:p>
          </table:table-cell>
          <table:table-cell office:value-type="string">
            <text:p>Niveau 1</text:p>
          </table:table-cell>
          <table:table-cell office:value-type="string">
            <text:p>PV + 1</text:p>
          </table:table-cell>
        </table:table-row>
        <table:table-row table:style-name="ro2">
          <table:table-cell office:value-type="string">
            <text:p>Potion de soin</text:p>
          </table:table-cell>
          <table:table-cell office:value-type="string">
            <text:p>Niveau 1</text:p>
          </table:table-cell>
          <table:table-cell office:value-type="string">
            <text:p>PV + 1</text:p>
          </table:table-cell>
        </table:table-row>
        <table:table-row table:style-name="ro2">
          <table:table-cell office:value-type="string">
            <text:p>Potion de soin</text:p>
          </table:table-cell>
          <table:table-cell office:value-type="string">
            <text:p>Niveau 1</text:p>
          </table:table-cell>
          <table:table-cell office:value-type="string">
            <text:p>PV + 1</text:p>
          </table:table-cell>
        </table:table-row>
        <table:table-row table:style-name="ro2">
          <table:table-cell office:value-type="string">
            <text:p>Potion de soin</text:p>
          </table:table-cell>
          <table:table-cell office:value-type="string">
            <text:p>Niveau 1</text:p>
          </table:table-cell>
          <table:table-cell office:value-type="string">
            <text:p>PV + 1</text:p>
          </table:table-cell>
        </table:table-row>
        <table:table-row table:style-name="ro2">
          <table:table-cell office:value-type="string">
            <text:p>Potion de soin</text:p>
          </table:table-cell>
          <table:table-cell office:value-type="string">
            <text:p>Niveau 1</text:p>
          </table:table-cell>
          <table:table-cell office:value-type="string">
            <text:p>PV + 1</text:p>
          </table:table-cell>
        </table:table-row>
        <table:table-row table:style-name="ro2">
          <table:table-cell office:value-type="string">
            <text:p>Potion de soin</text:p>
          </table:table-cell>
          <table:table-cell office:value-type="string">
            <text:p>Niveau 1</text:p>
          </table:table-cell>
          <table:table-cell office:value-type="string">
            <text:p>PV + 1</text:p>
          </table:table-cell>
        </table:table-row>
        <table:table-row table:style-name="ro2">
          <table:table-cell office:value-type="string">
            <text:p>Potion de soin</text:p>
          </table:table-cell>
          <table:table-cell office:value-type="string">
            <text:p>Niveau 1</text:p>
          </table:table-cell>
          <table:table-cell office:value-type="string">
            <text:p>PV + 1</text:p>
          </table:table-cell>
        </table:table-row>
        <table:table-row table:style-name="ro2">
          <table:table-cell office:value-type="string">
            <text:p>Potion de soin</text:p>
          </table:table-cell>
          <table:table-cell office:value-type="string">
            <text:p>Niveau 1</text:p>
          </table:table-cell>
          <table:table-cell office:value-type="string">
            <text:p>PV + 1</text:p>
          </table:table-cell>
        </table:table-row>
        <table:table-row table:style-name="ro2">
          <table:table-cell office:value-type="string">
            <text:p>Potion de soin</text:p>
          </table:table-cell>
          <table:table-cell office:value-type="string">
            <text:p>Niveau 1</text:p>
          </table:table-cell>
          <table:table-cell office:value-type="string">
            <text:p>PV + 1</text:p>
          </table:table-cell>
        </table:table-row>
        <table:table-row table:style-name="ro2">
          <table:table-cell office:value-type="string">
            <text:p>Potion de soin</text:p>
          </table:table-cell>
          <table:table-cell office:value-type="string">
            <text:p>Niveau 1</text:p>
          </table:table-cell>
          <table:table-cell office:value-type="string">
            <text:p>PV + 1</text:p>
          </table:table-cell>
        </table:table-row>
        <table:table-row table:style-name="ro2">
          <table:table-cell office:value-type="string">
            <text:p>Potion de soin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PV + 2</text:p>
          </table:table-cell>
        </table:table-row>
        <table:table-row table:style-name="ro2">
          <table:table-cell office:value-type="string">
            <text:p>Potion de soin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PV + 2</text:p>
          </table:table-cell>
        </table:table-row>
        <table:table-row table:style-name="ro2">
          <table:table-cell office:value-type="string">
            <text:p>Potion de soin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PV + 2</text:p>
          </table:table-cell>
        </table:table-row>
        <table:table-row table:style-name="ro2">
          <table:table-cell office:value-type="string">
            <text:p>Potion de soin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PV + 2</text:p>
          </table:table-cell>
        </table:table-row>
        <table:table-row table:style-name="ro2">
          <table:table-cell office:value-type="string">
            <text:p>Potion de soin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PV + 2</text:p>
          </table:table-cell>
        </table:table-row>
        <table:table-row table:style-name="ro2">
          <table:table-cell office:value-type="string">
            <text:p>Potion de soin</text:p>
          </table:table-cell>
          <table:table-cell office:value-type="string">
            <text:p>Niveau 3</text:p>
          </table:table-cell>
          <table:table-cell office:value-type="string">
            <text:p>PV + 3</text:p>
          </table:table-cell>
        </table:table-row>
        <table:table-row table:style-name="ro2">
          <table:table-cell office:value-type="string">
            <text:p>Potion de soin</text:p>
          </table:table-cell>
          <table:table-cell office:value-type="string">
            <text:p>Niveau 3</text:p>
          </table:table-cell>
          <table:table-cell office:value-type="string">
            <text:p>PV + 3</text:p>
          </table:table-cell>
        </table:table-row>
        <table:table-row table:style-name="ro2">
          <table:table-cell office:value-type="string">
            <text:p>Potion de soin</text:p>
          </table:table-cell>
          <table:table-cell office:value-type="string">
            <text:p>Niveau 3</text:p>
          </table:table-cell>
          <table:table-cell office:value-type="string">
            <text:p>PV + 3</text:p>
          </table:table-cell>
        </table:table-row>
        <table:table-row table:style-name="ro2">
          <table:table-cell office:value-type="string">
            <text:p>Toxine violente</text:p>
          </table:table-cell>
          <table:table-cell office:value-type="string">
            <text:p>Niveau 1</text:p>
          </table:table-cell>
          <table:table-cell office:value-type="string">
            <text:p>PV – 1</text:p>
          </table:table-cell>
        </table:table-row>
        <table:table-row table:style-name="ro2">
          <table:table-cell office:value-type="string">
            <text:p>Toxine violente</text:p>
          </table:table-cell>
          <table:table-cell office:value-type="string">
            <text:p>Niveau 1</text:p>
          </table:table-cell>
          <table:table-cell office:value-type="string">
            <text:p>PV – 1</text:p>
          </table:table-cell>
        </table:table-row>
        <table:table-row table:style-name="ro2">
          <table:table-cell office:value-type="string">
            <text:p>Toxine violente</text:p>
          </table:table-cell>
          <table:table-cell office:value-type="string">
            <text:p>Niveau 1</text:p>
          </table:table-cell>
          <table:table-cell office:value-type="string">
            <text:p>PV – 1</text:p>
          </table:table-cell>
        </table:table-row>
        <table:table-row table:style-name="ro2">
          <table:table-cell office:value-type="string">
            <text:p>Toxine violente</text:p>
          </table:table-cell>
          <table:table-cell office:value-type="string">
            <text:p>Niveau 1</text:p>
          </table:table-cell>
          <table:table-cell office:value-type="string">
            <text:p>PV – 1</text:p>
          </table:table-cell>
        </table:table-row>
        <table:table-row table:style-name="ro2">
          <table:table-cell office:value-type="string">
            <text:p>Toxine violente</text:p>
          </table:table-cell>
          <table:table-cell office:value-type="string">
            <text:p>Niveau 1</text:p>
          </table:table-cell>
          <table:table-cell office:value-type="string">
            <text:p>PV – 1</text:p>
          </table:table-cell>
        </table:table-row>
        <table:table-row table:style-name="ro2">
          <table:table-cell office:value-type="string">
            <text:p>Toxine violente</text:p>
          </table:table-cell>
          <table:table-cell office:value-type="string">
            <text:p>Niveau 1</text:p>
          </table:table-cell>
          <table:table-cell office:value-type="string">
            <text:p>PV – 1</text:p>
          </table:table-cell>
        </table:table-row>
        <table:table-row table:style-name="ro2">
          <table:table-cell office:value-type="string">
            <text:p>Toxine violente</text:p>
          </table:table-cell>
          <table:table-cell office:value-type="string">
            <text:p>Niveau 1</text:p>
          </table:table-cell>
          <table:table-cell office:value-type="string">
            <text:p>PV – 1</text:p>
          </table:table-cell>
        </table:table-row>
        <table:table-row table:style-name="ro2">
          <table:table-cell office:value-type="string">
            <text:p>Toxine violente</text:p>
          </table:table-cell>
          <table:table-cell office:value-type="string">
            <text:p>Niveau 1</text:p>
          </table:table-cell>
          <table:table-cell office:value-type="string">
            <text:p>PV – 1</text:p>
          </table:table-cell>
        </table:table-row>
        <table:table-row table:style-name="ro2">
          <table:table-cell office:value-type="string">
            <text:p>Toxine violente</text:p>
          </table:table-cell>
          <table:table-cell office:value-type="string">
            <text:p>Niveau 1</text:p>
          </table:table-cell>
          <table:table-cell office:value-type="string">
            <text:p>PV – 1</text:p>
          </table:table-cell>
        </table:table-row>
        <table:table-row table:style-name="ro2">
          <table:table-cell office:value-type="string">
            <text:p>Toxine violente</text:p>
          </table:table-cell>
          <table:table-cell office:value-type="string">
            <text:p>Niveau 1</text:p>
          </table:table-cell>
          <table:table-cell office:value-type="string">
            <text:p>PV – 1</text:p>
          </table:table-cell>
        </table:table-row>
        <table:table-row table:style-name="ro2">
          <table:table-cell office:value-type="string">
            <text:p>Toxine violent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PV – 2</text:p>
          </table:table-cell>
        </table:table-row>
        <table:table-row table:style-name="ro2">
          <table:table-cell office:value-type="string">
            <text:p>Toxine violent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PV – 2</text:p>
          </table:table-cell>
        </table:table-row>
        <table:table-row table:style-name="ro2">
          <table:table-cell office:value-type="string">
            <text:p>Toxine violent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PV – 2</text:p>
          </table:table-cell>
        </table:table-row>
        <table:table-row table:style-name="ro2">
          <table:table-cell office:value-type="string">
            <text:p>Toxine violent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PV – 2</text:p>
          </table:table-cell>
        </table:table-row>
        <table:table-row table:style-name="ro2">
          <table:table-cell office:value-type="string">
            <text:p>Toxine violent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PV – 2</text:p>
          </table:table-cell>
        </table:table-row>
        <table:table-row table:style-name="ro2">
          <table:table-cell office:value-type="string">
            <text:p>Toxine violente</text:p>
          </table:table-cell>
          <table:table-cell office:value-type="string">
            <text:p>Niveau 3</text:p>
          </table:table-cell>
          <table:table-cell office:value-type="string">
            <text:p>PV – 3</text:p>
          </table:table-cell>
        </table:table-row>
        <table:table-row table:style-name="ro2">
          <table:table-cell office:value-type="string">
            <text:p>Toxine violente</text:p>
          </table:table-cell>
          <table:table-cell office:value-type="string">
            <text:p>Niveau 3</text:p>
          </table:table-cell>
          <table:table-cell office:value-type="string">
            <text:p>PV – 3</text:p>
          </table:table-cell>
        </table:table-row>
        <table:table-row table:style-name="ro2">
          <table:table-cell office:value-type="string">
            <text:p>Toxine violente</text:p>
          </table:table-cell>
          <table:table-cell office:value-type="string">
            <text:p>Niveau 3</text:p>
          </table:table-cell>
          <table:table-cell office:value-type="string">
            <text:p>PV – 3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office:value-type="string">
            <text:p>Niveau 1</text:p>
          </table:table-cell>
          <table:table-cell office:value-type="string">
            <text:p>ATT + 1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office:value-type="string">
            <text:p>Niveau 1</text:p>
          </table:table-cell>
          <table:table-cell office:value-type="string">
            <text:p>ATT + 1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office:value-type="string">
            <text:p>Niveau 1</text:p>
          </table:table-cell>
          <table:table-cell office:value-type="string">
            <text:p>ATT + 1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office:value-type="string">
            <text:p>Niveau 1</text:p>
          </table:table-cell>
          <table:table-cell office:value-type="string">
            <text:p>ATT + 1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office:value-type="string">
            <text:p>Niveau 1</text:p>
          </table:table-cell>
          <table:table-cell office:value-type="string">
            <text:p>ATT + 1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office:value-type="string">
            <text:p>Niveau 1</text:p>
          </table:table-cell>
          <table:table-cell office:value-type="string">
            <text:p>ATT + 1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office:value-type="string">
            <text:p>Niveau 1</text:p>
          </table:table-cell>
          <table:table-cell office:value-type="string">
            <text:p>ATT + 1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office:value-type="string">
            <text:p>Niveau 1</text:p>
          </table:table-cell>
          <table:table-cell office:value-type="string">
            <text:p>ATT + 1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office:value-type="string">
            <text:p>Niveau 1</text:p>
          </table:table-cell>
          <table:table-cell office:value-type="string">
            <text:p>ATT + 1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office:value-type="string">
            <text:p>Niveau 1</text:p>
          </table:table-cell>
          <table:table-cell office:value-type="string">
            <text:p>ATT + 1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ATT + 2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ATT + 2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ATT + 2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ATT + 2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ATT + 2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office:value-type="string">
            <text:p>Niveau 3</text:p>
          </table:table-cell>
          <table:table-cell office:value-type="string">
            <text:p>ATT + 3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office:value-type="string">
            <text:p>Niveau 3</text:p>
          </table:table-cell>
          <table:table-cell office:value-type="string">
            <text:p>ATT + 3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office:value-type="string">
            <text:p>Niveau 3</text:p>
          </table:table-cell>
          <table:table-cell office:value-type="string">
            <text:p>ATT + 3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office:value-type="string">
            <text:p>Niveau 1</text:p>
          </table:table-cell>
          <table:table-cell office:value-type="string">
            <text:p>Deg + 1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office:value-type="string">
            <text:p>Niveau 1</text:p>
          </table:table-cell>
          <table:table-cell office:value-type="string">
            <text:p>Deg + 1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office:value-type="string">
            <text:p>Niveau 1</text:p>
          </table:table-cell>
          <table:table-cell office:value-type="string">
            <text:p>Deg + 1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office:value-type="string">
            <text:p>Niveau 1</text:p>
          </table:table-cell>
          <table:table-cell office:value-type="string">
            <text:p>Deg + 1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office:value-type="string">
            <text:p>Niveau 1</text:p>
          </table:table-cell>
          <table:table-cell office:value-type="string">
            <text:p>Deg + 1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office:value-type="string">
            <text:p>Niveau 1</text:p>
          </table:table-cell>
          <table:table-cell office:value-type="string">
            <text:p>Deg + 1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office:value-type="string">
            <text:p>Niveau 1</text:p>
          </table:table-cell>
          <table:table-cell office:value-type="string">
            <text:p>Deg + 1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office:value-type="string">
            <text:p>Niveau 1</text:p>
          </table:table-cell>
          <table:table-cell office:value-type="string">
            <text:p>Deg + 1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office:value-type="string">
            <text:p>Niveau 1</text:p>
          </table:table-cell>
          <table:table-cell office:value-type="string">
            <text:p>Deg + 1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office:value-type="string">
            <text:p>Niveau 1</text:p>
          </table:table-cell>
          <table:table-cell office:value-type="string">
            <text:p>Deg + 1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Deg + 2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Deg + 2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Deg + 2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Deg + 2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Deg + 2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office:value-type="string">
            <text:p>Niveau 3</text:p>
          </table:table-cell>
          <table:table-cell office:value-type="string">
            <text:p>Deg + 3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office:value-type="string">
            <text:p>Niveau 3</text:p>
          </table:table-cell>
          <table:table-cell office:value-type="string">
            <text:p>Deg + 3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office:value-type="string">
            <text:p>Niveau 3</text:p>
          </table:table-cell>
          <table:table-cell office:value-type="string">
            <text:p>Deg + 3</text:p>
          </table:table-cell>
        </table:table-row>
        <table:table-row table:style-name="ro2">
          <table:table-cell office:value-type="string">
            <text:p>Voipurien</text:p>
          </table:table-cell>
          <table:table-cell office:value-type="string">
            <text:p>Niveau 1</text:p>
          </table:table-cell>
          <table:table-cell office:value-type="string">
            <text:p>Defausse 1 Monstre</text:p>
          </table:table-cell>
        </table:table-row>
        <table:table-row table:style-name="ro2">
          <table:table-cell office:value-type="string">
            <text:p>Voipurien</text:p>
          </table:table-cell>
          <table:table-cell office:value-type="string">
            <text:p>Niveau 1</text:p>
          </table:table-cell>
          <table:table-cell office:value-type="string">
            <text:p>Defausse 1 Monstre</text:p>
          </table:table-cell>
        </table:table-row>
        <table:table-row table:style-name="ro2">
          <table:table-cell office:value-type="string">
            <text:p>Voipurien</text:p>
          </table:table-cell>
          <table:table-cell office:value-type="string">
            <text:p>Niveau 1</text:p>
          </table:table-cell>
          <table:table-cell office:value-type="string">
            <text:p>Defausse 1 Monstre</text:p>
          </table:table-cell>
        </table:table-row>
        <table:table-row table:style-name="ro2">
          <table:table-cell office:value-type="string">
            <text:p>Voipurien</text:p>
          </table:table-cell>
          <table:table-cell office:value-type="string">
            <text:p>Niveau 1</text:p>
          </table:table-cell>
          <table:table-cell office:value-type="string">
            <text:p>Defausse 1 Monstre</text:p>
          </table:table-cell>
        </table:table-row>
        <table:table-row table:style-name="ro2">
          <table:table-cell office:value-type="string">
            <text:p>Voipurien</text:p>
          </table:table-cell>
          <table:table-cell office:value-type="string">
            <text:p>Niveau 1</text:p>
          </table:table-cell>
          <table:table-cell office:value-type="string">
            <text:p>Defausse 1 Monstre</text:p>
          </table:table-cell>
        </table:table-row>
        <table:table-row table:style-name="ro2">
          <table:table-cell office:value-type="string">
            <text:p>Voipurien</text:p>
          </table:table-cell>
          <table:table-cell office:value-type="string">
            <text:p>Niveau 1</text:p>
          </table:table-cell>
          <table:table-cell office:value-type="string">
            <text:p>Defausse 1 Monstre</text:p>
          </table:table-cell>
        </table:table-row>
        <table:table-row table:style-name="ro2">
          <table:table-cell office:value-type="string">
            <text:p>Voipurien</text:p>
          </table:table-cell>
          <table:table-cell office:value-type="string">
            <text:p>Niveau 1</text:p>
          </table:table-cell>
          <table:table-cell office:value-type="string">
            <text:p>Defausse 1 Monstre</text:p>
          </table:table-cell>
        </table:table-row>
        <table:table-row table:style-name="ro2">
          <table:table-cell office:value-type="string">
            <text:p>Voipurien</text:p>
          </table:table-cell>
          <table:table-cell office:value-type="string">
            <text:p>Niveau 1</text:p>
          </table:table-cell>
          <table:table-cell office:value-type="string">
            <text:p>Defausse 1 Monstre</text:p>
          </table:table-cell>
        </table:table-row>
        <table:table-row table:style-name="ro2">
          <table:table-cell office:value-type="string">
            <text:p>Voipurien</text:p>
          </table:table-cell>
          <table:table-cell office:value-type="string">
            <text:p>Niveau 1</text:p>
          </table:table-cell>
          <table:table-cell office:value-type="string">
            <text:p>Defausse 1 Monstre</text:p>
          </table:table-cell>
        </table:table-row>
        <table:table-row table:style-name="ro2">
          <table:table-cell office:value-type="string">
            <text:p>Voipurien</text:p>
          </table:table-cell>
          <table:table-cell office:value-type="string">
            <text:p>Niveau 1</text:p>
          </table:table-cell>
          <table:table-cell office:value-type="string">
            <text:p>Defausse 1 Monstre</text:p>
          </table:table-cell>
        </table:table-row>
        <table:table-row table:style-name="ro2">
          <table:table-cell office:value-type="string">
            <text:p>Voipurien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Defausse 2 Monstres</text:p>
          </table:table-cell>
        </table:table-row>
        <table:table-row table:style-name="ro2">
          <table:table-cell office:value-type="string">
            <text:p>Voipurien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Defausse 2 Monstres</text:p>
          </table:table-cell>
        </table:table-row>
        <table:table-row table:style-name="ro2">
          <table:table-cell office:value-type="string">
            <text:p>Voipurien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Defausse 2 Monstres</text:p>
          </table:table-cell>
        </table:table-row>
        <table:table-row table:style-name="ro2">
          <table:table-cell office:value-type="string">
            <text:p>Voipurien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Defausse 2 Monstres</text:p>
          </table:table-cell>
        </table:table-row>
        <table:table-row table:style-name="ro2">
          <table:table-cell office:value-type="string">
            <text:p>Voipurien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Defausse 2 Monstres</text:p>
          </table:table-cell>
        </table:table-row>
        <table:table-row table:style-name="ro2">
          <table:table-cell office:value-type="string">
            <text:p>Voipurien</text:p>
          </table:table-cell>
          <table:table-cell office:value-type="string">
            <text:p>Niveau 3</text:p>
          </table:table-cell>
          <table:table-cell office:value-type="string">
            <text:p>Defausse 3 Monstres</text:p>
          </table:table-cell>
        </table:table-row>
        <table:table-row table:style-name="ro2">
          <table:table-cell office:value-type="string">
            <text:p>Voipurien</text:p>
          </table:table-cell>
          <table:table-cell office:value-type="string">
            <text:p>Niveau 3</text:p>
          </table:table-cell>
          <table:table-cell office:value-type="string">
            <text:p>Defausse 3 Monstres</text:p>
          </table:table-cell>
        </table:table-row>
        <table:table-row table:style-name="ro2">
          <table:table-cell office:value-type="string">
            <text:p>Voipurien</text:p>
          </table:table-cell>
          <table:table-cell office:value-type="string">
            <text:p>Niveau 3</text:p>
          </table:table-cell>
          <table:table-cell office:value-type="string">
            <text:p>Defausse 3 Monstres</text:p>
          </table:table-cell>
        </table:table-row>
        <table:table-row table:style-name="ro2">
          <table:table-cell office:value-type="string">
            <text:p>Longue-Vue</text:p>
          </table:table-cell>
          <table:table-cell office:value-type="string">
            <text:p>Niveau 1</text:p>
          </table:table-cell>
          <table:table-cell office:value-type="string">
            <text:p>Vue + 1</text:p>
          </table:table-cell>
        </table:table-row>
        <table:table-row table:style-name="ro2">
          <table:table-cell office:value-type="string">
            <text:p>Longue-Vue</text:p>
          </table:table-cell>
          <table:table-cell office:value-type="string">
            <text:p>Niveau 1</text:p>
          </table:table-cell>
          <table:table-cell office:value-type="string">
            <text:p>Vue + 1</text:p>
          </table:table-cell>
        </table:table-row>
        <table:table-row table:style-name="ro2">
          <table:table-cell office:value-type="string">
            <text:p>Longue-Vue</text:p>
          </table:table-cell>
          <table:table-cell office:value-type="string">
            <text:p>Niveau 1</text:p>
          </table:table-cell>
          <table:table-cell office:value-type="string">
            <text:p>Vue + 1</text:p>
          </table:table-cell>
        </table:table-row>
        <table:table-row table:style-name="ro2">
          <table:table-cell office:value-type="string">
            <text:p>Longue-Vue</text:p>
          </table:table-cell>
          <table:table-cell office:value-type="string">
            <text:p>Niveau 1</text:p>
          </table:table-cell>
          <table:table-cell office:value-type="string">
            <text:p>Vue + 1</text:p>
          </table:table-cell>
        </table:table-row>
        <table:table-row table:style-name="ro2">
          <table:table-cell office:value-type="string">
            <text:p>Longue-Vue</text:p>
          </table:table-cell>
          <table:table-cell office:value-type="string">
            <text:p>Niveau 1</text:p>
          </table:table-cell>
          <table:table-cell office:value-type="string">
            <text:p>Vue + 1</text:p>
          </table:table-cell>
        </table:table-row>
        <table:table-row table:style-name="ro2">
          <table:table-cell office:value-type="string">
            <text:p>Longue-Vue</text:p>
          </table:table-cell>
          <table:table-cell office:value-type="string">
            <text:p>Niveau 1</text:p>
          </table:table-cell>
          <table:table-cell office:value-type="string">
            <text:p>Vue + 1</text:p>
          </table:table-cell>
        </table:table-row>
        <table:table-row table:style-name="ro2">
          <table:table-cell office:value-type="string">
            <text:p>Longue-Vue</text:p>
          </table:table-cell>
          <table:table-cell office:value-type="string">
            <text:p>Niveau 1</text:p>
          </table:table-cell>
          <table:table-cell office:value-type="string">
            <text:p>Vue + 1</text:p>
          </table:table-cell>
        </table:table-row>
        <table:table-row table:style-name="ro2">
          <table:table-cell office:value-type="string">
            <text:p>Longue-Vue</text:p>
          </table:table-cell>
          <table:table-cell office:value-type="string">
            <text:p>Niveau 1</text:p>
          </table:table-cell>
          <table:table-cell office:value-type="string">
            <text:p>Vue + 1</text:p>
          </table:table-cell>
        </table:table-row>
        <table:table-row table:style-name="ro2">
          <table:table-cell office:value-type="string">
            <text:p>Longue-Vue</text:p>
          </table:table-cell>
          <table:table-cell office:value-type="string">
            <text:p>Niveau 1</text:p>
          </table:table-cell>
          <table:table-cell office:value-type="string">
            <text:p>Vue + 1</text:p>
          </table:table-cell>
        </table:table-row>
        <table:table-row table:style-name="ro2">
          <table:table-cell office:value-type="string">
            <text:p>Longue-Vue</text:p>
          </table:table-cell>
          <table:table-cell office:value-type="string">
            <text:p>Niveau 1</text:p>
          </table:table-cell>
          <table:table-cell office:value-type="string">
            <text:p>Vue + 1</text:p>
          </table:table-cell>
        </table:table-row>
        <table:table-row table:style-name="ro2">
          <table:table-cell office:value-type="string">
            <text:p>Longue-Vu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Vue + 2</text:p>
          </table:table-cell>
        </table:table-row>
        <table:table-row table:style-name="ro2">
          <table:table-cell office:value-type="string">
            <text:p>Longue-Vu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Vue + 2</text:p>
          </table:table-cell>
        </table:table-row>
        <table:table-row table:style-name="ro2">
          <table:table-cell office:value-type="string">
            <text:p>Longue-Vu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Vue + 2</text:p>
          </table:table-cell>
        </table:table-row>
        <table:table-row table:style-name="ro2">
          <table:table-cell office:value-type="string">
            <text:p>Longue-Vu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Vue + 2</text:p>
          </table:table-cell>
        </table:table-row>
        <table:table-row table:style-name="ro2">
          <table:table-cell office:value-type="string">
            <text:p>Longue-Vu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Vue + 2</text:p>
          </table:table-cell>
        </table:table-row>
        <table:table-row table:style-name="ro2">
          <table:table-cell office:value-type="string">
            <text:p>Longue-Vue</text:p>
          </table:table-cell>
          <table:table-cell office:value-type="string">
            <text:p>Niveau 3</text:p>
          </table:table-cell>
          <table:table-cell office:value-type="string">
            <text:p>Vue + 3</text:p>
          </table:table-cell>
        </table:table-row>
        <table:table-row table:style-name="ro2">
          <table:table-cell office:value-type="string">
            <text:p>Longue-Vue</text:p>
          </table:table-cell>
          <table:table-cell office:value-type="string">
            <text:p>Niveau 3</text:p>
          </table:table-cell>
          <table:table-cell office:value-type="string">
            <text:p>Vue + 3</text:p>
          </table:table-cell>
        </table:table-row>
        <table:table-row table:style-name="ro2">
          <table:table-cell office:value-type="string">
            <text:p>Longue-Vue</text:p>
          </table:table-cell>
          <table:table-cell office:value-type="string">
            <text:p>Niveau 3</text:p>
          </table:table-cell>
          <table:table-cell office:value-type="string">
            <text:p>Vue + 3</text:p>
          </table:table-cell>
        </table:table-row>
        <table:table-row table:style-name="ro2">
          <table:table-cell office:value-type="string">
            <text:p>Pagne de maille</text:p>
          </table:table-cell>
          <table:table-cell table:style-name="Default" office:value-type="string">
            <text:p>Armure</text:p>
          </table:table-cell>
          <table:table-cell office:value-type="string">
            <text:p>Armure +1</text:p>
          </table:table-cell>
        </table:table-row>
        <table:table-row table:style-name="ro2">
          <table:table-cell office:value-type="string">
            <text:p>Pagne de maille</text:p>
          </table:table-cell>
          <table:table-cell table:style-name="Default" office:value-type="string">
            <text:p>Armure</text:p>
          </table:table-cell>
          <table:table-cell office:value-type="string">
            <text:p>Armure +1</text:p>
          </table:table-cell>
        </table:table-row>
        <table:table-row table:style-name="ro2">
          <table:table-cell office:value-type="string">
            <text:p>Pagne de maille</text:p>
          </table:table-cell>
          <table:table-cell table:style-name="Default" office:value-type="string">
            <text:p>Armure</text:p>
          </table:table-cell>
          <table:table-cell office:value-type="string">
            <text:p>Armure +1</text:p>
          </table:table-cell>
        </table:table-row>
        <table:table-row table:style-name="ro2">
          <table:table-cell office:value-type="string">
            <text:p>Pagne de maille</text:p>
          </table:table-cell>
          <table:table-cell table:style-name="Default" office:value-type="string">
            <text:p>Armure</text:p>
          </table:table-cell>
          <table:table-cell office:value-type="string">
            <text:p>Armure +1</text:p>
          </table:table-cell>
        </table:table-row>
        <table:table-row table:style-name="ro2">
          <table:table-cell office:value-type="string">
            <text:p>Pagne de maille</text:p>
          </table:table-cell>
          <table:table-cell table:style-name="Default" office:value-type="string">
            <text:p>Armure</text:p>
          </table:table-cell>
          <table:table-cell office:value-type="string">
            <text:p>Armure +1</text:p>
          </table:table-cell>
        </table:table-row>
        <table:table-row table:style-name="ro2">
          <table:table-cell office:value-type="string">
            <text:p>Cuirasse d’ossements</text:p>
          </table:table-cell>
          <table:table-cell table:style-name="Default" office:value-type="string">
            <text:p>Armure</text:p>
          </table:table-cell>
          <table:table-cell table:style-name="ce5" office:value-type="string">
            <text:p>Armure +2</text:p>
          </table:table-cell>
        </table:table-row>
        <table:table-row table:style-name="ro2">
          <table:table-cell office:value-type="string">
            <text:p>Cuirasse d’ossements</text:p>
          </table:table-cell>
          <table:table-cell table:style-name="Default" office:value-type="string">
            <text:p>Armure</text:p>
          </table:table-cell>
          <table:table-cell table:style-name="ce5" office:value-type="string">
            <text:p>Armure +2</text:p>
          </table:table-cell>
        </table:table-row>
        <table:table-row table:style-name="ro2">
          <table:table-cell office:value-type="string">
            <text:p>Cuirasse d’ossements</text:p>
          </table:table-cell>
          <table:table-cell table:style-name="Default" office:value-type="string">
            <text:p>Armure</text:p>
          </table:table-cell>
          <table:table-cell table:style-name="ce5" office:value-type="string">
            <text:p>Armure +2</text:p>
          </table:table-cell>
        </table:table-row>
        <table:table-row table:style-name="ro3">
          <table:table-cell office:value-type="string">
            <text:p>Cotte de maille</text:p>
          </table:table-cell>
          <table:table-cell table:style-name="Default" office:value-type="string">
            <text:p>Armure</text:p>
          </table:table-cell>
          <table:table-cell office:value-type="string">
            <text:p>Armure + 3, Att – 1</text:p>
            <text:p>Les monstres jouent avant</text:p>
          </table:table-cell>
        </table:table-row>
        <table:table-row table:style-name="ro3">
          <table:table-cell office:value-type="string">
            <text:p>Cotte de maille</text:p>
          </table:table-cell>
          <table:table-cell table:style-name="Default" office:value-type="string">
            <text:p>Armure</text:p>
          </table:table-cell>
          <table:table-cell office:value-type="string">
            <text:p>Armure + 3, Att – 1</text:p>
            <text:p>Les monstres jouent avant</text:p>
          </table:table-cell>
        </table:table-row>
        <table:table-row table:style-name="ro3">
          <table:table-cell office:value-type="string">
            <text:p>Cotte de maille</text:p>
          </table:table-cell>
          <table:table-cell table:style-name="Default" office:value-type="string">
            <text:p>Armure</text:p>
          </table:table-cell>
          <table:table-cell office:value-type="string">
            <text:p>Armure + 3, Att – 1</text:p>
            <text:p>Les monstres jouent avant</text:p>
          </table:table-cell>
        </table:table-row>
        <table:table-row table:style-name="ro3">
          <table:table-cell office:value-type="string">
            <text:p>Armure de plates</text:p>
          </table:table-cell>
          <table:table-cell table:style-name="Default" office:value-type="string">
            <text:p>Armure</text:p>
          </table:table-cell>
          <table:table-cell table:style-name="ce5" office:value-type="string">
            <text:p>Armure + 4, Att – 1</text:p>
            <text:p>Les monstres jouent avant</text:p>
          </table:table-cell>
        </table:table-row>
        <table:table-row table:style-name="ro3">
          <table:table-cell office:value-type="string">
            <text:p>Armure de plates</text:p>
          </table:table-cell>
          <table:table-cell table:style-name="Default" office:value-type="string">
            <text:p>Armure</text:p>
          </table:table-cell>
          <table:table-cell table:style-name="ce5" office:value-type="string">
            <text:p>Armure + 4, Att – 1</text:p>
            <text:p>Les monstres jouent avant</text:p>
          </table:table-cell>
        </table:table-row>
        <table:table-row table:style-name="ro3">
          <table:table-cell office:value-type="string">
            <text:p>Armure de plates</text:p>
          </table:table-cell>
          <table:table-cell table:style-name="Default" office:value-type="string">
            <text:p>Armure</text:p>
          </table:table-cell>
          <table:table-cell table:style-name="ce5" office:value-type="string">
            <text:p>Armure + 4, Att – 1</text:p>
            <text:p>Les monstres jouent avant</text:p>
          </table:table-cell>
        </table:table-row>
        <table:table-row table:style-name="ro2">
          <table:table-cell office:value-type="string">
            <text:p>Dague</text:p>
          </table:table-cell>
          <table:table-cell table:style-name="Default" office:value-type="string">
            <text:p>Arme</text:p>
          </table:table-cell>
          <table:table-cell table:style-name="ce5" office:value-type="string">
            <text:p>Deg+1</text:p>
          </table:table-cell>
        </table:table-row>
        <table:table-row table:style-name="ro2">
          <table:table-cell office:value-type="string">
            <text:p>Dague</text:p>
          </table:table-cell>
          <table:table-cell table:style-name="Default" office:value-type="string">
            <text:p>Arme</text:p>
          </table:table-cell>
          <table:table-cell table:style-name="ce5" office:value-type="string">
            <text:p>Deg+1</text:p>
          </table:table-cell>
        </table:table-row>
        <table:table-row table:style-name="ro2">
          <table:table-cell office:value-type="string">
            <text:p>Dague</text:p>
          </table:table-cell>
          <table:table-cell table:style-name="Default" office:value-type="string">
            <text:p>Arme</text:p>
          </table:table-cell>
          <table:table-cell table:style-name="ce5" office:value-type="string">
            <text:p>Deg+1</text:p>
          </table:table-cell>
        </table:table-row>
        <table:table-row table:style-name="ro2">
          <table:table-cell office:value-type="string">
            <text:p>Dague</text:p>
          </table:table-cell>
          <table:table-cell table:style-name="Default" office:value-type="string">
            <text:p>Arme</text:p>
          </table:table-cell>
          <table:table-cell table:style-name="ce5" office:value-type="string">
            <text:p>Deg+1</text:p>
          </table:table-cell>
        </table:table-row>
        <table:table-row table:style-name="ro2">
          <table:table-cell office:value-type="string">
            <text:p>Épée courte</text:p>
          </table:table-cell>
          <table:table-cell table:style-name="Default" office:value-type="string">
            <text:p>Arme</text:p>
          </table:table-cell>
          <table:table-cell office:value-type="string">
            <text:p>Deg+2</text:p>
          </table:table-cell>
        </table:table-row>
        <table:table-row table:style-name="ro2">
          <table:table-cell office:value-type="string">
            <text:p>Épée courte</text:p>
          </table:table-cell>
          <table:table-cell table:style-name="Default" office:value-type="string">
            <text:p>Arme</text:p>
          </table:table-cell>
          <table:table-cell office:value-type="string">
            <text:p>Deg+2</text:p>
          </table:table-cell>
        </table:table-row>
        <table:table-row table:style-name="ro2">
          <table:table-cell office:value-type="string">
            <text:p>Épée courte</text:p>
          </table:table-cell>
          <table:table-cell table:style-name="Default" office:value-type="string">
            <text:p>Arme</text:p>
          </table:table-cell>
          <table:table-cell office:value-type="string">
            <text:p>Deg+2</text:p>
          </table:table-cell>
        </table:table-row>
        <table:table-row table:style-name="ro2">
          <table:table-cell office:value-type="string">
            <text:p>Masse d’arme</text:p>
          </table:table-cell>
          <table:table-cell table:style-name="Default" office:value-type="string">
            <text:p>Arme</text:p>
          </table:table-cell>
          <table:table-cell table:style-name="ce5" office:value-type="string">
            <text:p>Deg+3 Att -2</text:p>
          </table:table-cell>
        </table:table-row>
        <table:table-row table:style-name="ro2">
          <table:table-cell office:value-type="string">
            <text:p>Masse d’arme</text:p>
          </table:table-cell>
          <table:table-cell table:style-name="Default" office:value-type="string">
            <text:p>Arme</text:p>
          </table:table-cell>
          <table:table-cell table:style-name="ce5" office:value-type="string">
            <text:p>Deg+3 Att -2</text:p>
          </table:table-cell>
        </table:table-row>
        <table:table-row table:style-name="ro2">
          <table:table-cell office:value-type="string">
            <text:p>Épée longue</text:p>
          </table:table-cell>
          <table:table-cell table:style-name="Default" office:value-type="string">
            <text:p>Arme</text:p>
          </table:table-cell>
          <table:table-cell office:value-type="string">
            <text:p>Deg+4 Att-3</text:p>
          </table:table-cell>
        </table:table-row>
        <table:table-row table:style-name="ro2">
          <table:table-cell office:value-type="string">
            <text:p>Épée longue</text:p>
          </table:table-cell>
          <table:table-cell table:style-name="Default" office:value-type="string">
            <text:p>Arme</text:p>
          </table:table-cell>
          <table:table-cell office:value-type="string">
            <text:p>Deg+4 Att-3</text:p>
          </table:table-cell>
        </table:table-row>
        <table:table-row table:style-name="ro2">
          <table:table-cell office:value-type="string">
            <text:p>Gantelet</text:p>
          </table:table-cell>
          <table:table-cell table:style-name="Default" office:value-type="string">
            <text:p>Arme</text:p>
          </table:table-cell>
          <table:table-cell table:style-name="ce5" office:value-type="string">
            <text:p>Armure +1</text:p>
          </table:table-cell>
        </table:table-row>
        <table:table-row table:style-name="ro2">
          <table:table-cell office:value-type="string">
            <text:p>Gantelet</text:p>
          </table:table-cell>
          <table:table-cell table:style-name="Default" office:value-type="string">
            <text:p>Arme</text:p>
          </table:table-cell>
          <table:table-cell table:style-name="ce5" office:value-type="string">
            <text:p>Armure +1</text:p>
          </table:table-cell>
        </table:table-row>
        <table:table-row table:style-name="ro2">
          <table:table-cell office:value-type="string">
            <text:p>Torche</text:p>
          </table:table-cell>
          <table:table-cell table:style-name="Default" office:value-type="string">
            <text:p>Arme</text:p>
          </table:table-cell>
          <table:table-cell office:value-type="string">
            <text:p>Vue +2</text:p>
          </table:table-cell>
        </table:table-row>
        <table:table-row table:style-name="ro2">
          <table:table-cell office:value-type="string">
            <text:p>Torche</text:p>
          </table:table-cell>
          <table:table-cell table:style-name="Default" office:value-type="string">
            <text:p>Arme</text:p>
          </table:table-cell>
          <table:table-cell office:value-type="string">
            <text:p>Vue +2</text:p>
          </table:table-cell>
        </table:table-row>
        <table:table-row table:style-name="ro4">
          <table:table-cell office:value-type="string">
            <text:p>Flash aveuglant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</table:table-row>
        <table:table-row table:style-name="ro4">
          <table:table-cell office:value-type="string">
            <text:p>Flash aveuglant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</table:table-row>
        <table:table-row table:style-name="ro4">
          <table:table-cell office:value-type="string">
            <text:p>Vue troublée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</table:table-row>
        <table:table-row table:style-name="ro4">
          <table:table-cell office:value-type="string">
            <text:p>Vue troublée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</table:table-row>
        <table:table-row table:style-name="ro4">
          <table:table-cell office:value-type="string">
            <text:p>Téléportation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</table:table-row>
        <table:table-row table:style-name="ro4">
          <table:table-cell office:value-type="string">
            <text:p>Téléportation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</table:table-row>
        <table:table-row table:style-name="ro4">
          <table:table-cell office:value-type="string">
            <text:p>Télékinésie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</table:table-row>
        <table:table-row table:style-name="ro4">
          <table:table-cell office:value-type="string">
            <text:p>Télékinésie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</table:table-row>
        <table:table-row table:style-name="ro4">
          <table:table-cell office:value-type="string">
            <text:p>Armure étherée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</table:table-row>
        <table:table-row table:style-name="ro4">
          <table:table-cell office:value-type="string">
            <text:p>Armure étherée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</table:table-row>
        <table:table-row table:style-name="ro4">
          <table:table-cell office:value-type="string">
            <text:p>Invisibilité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</table:table-row>
        <table:table-row table:style-name="ro4">
          <table:table-cell office:value-type="string">
            <text:p>Invisibilité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</table:table-row>
        <table:table-row table:style-name="ro3">
          <table:table-cell office:value-type="string">
            <text:p>Mission</text:p>
          </table:table-cell>
          <table:table-cell table:style-name="Default" office:value-type="string">
            <text:p>Niveau 1</text:p>
          </table:table-cell>
          <table:table-cell table:style-name="ce5" office:value-type="string">
            <text:p>Tuer 1 monstre de votre niveau ou plus</text:p>
            <text:p>Récompense: progresser de 1 dans une caractéristique au choix</text:p>
          </table:table-cell>
        </table:table-row>
        <table:table-row table:style-name="ro3">
          <table:table-cell office:value-type="string">
            <text:p>Mission</text:p>
          </table:table-cell>
          <table:table-cell table:style-name="Default" office:value-type="string">
            <text:p>Niveau 1</text:p>
          </table:table-cell>
          <table:table-cell table:style-name="ce5" office:value-type="string">
            <text:p>Tuer 1 monstre de votre niveau ou plus</text:p>
            <text:p>Récompense: progresser de 1 dans une caractéristique au choix</text:p>
          </table:table-cell>
        </table:table-row>
        <table:table-row table:style-name="ro3">
          <table:table-cell office:value-type="string">
            <text:p>Mission</text:p>
          </table:table-cell>
          <table:table-cell table:style-name="Default" office:value-type="string">
            <text:p>Niveau 1</text:p>
          </table:table-cell>
          <table:table-cell table:style-name="ce5" office:value-type="string">
            <text:p>Tuer 1 monstre de votre niveau ou plus</text:p>
            <text:p>Récompense: progresser de 1 dans une caractéristique au choix</text:p>
          </table:table-cell>
        </table:table-row>
        <table:table-row table:style-name="ro3">
          <table:table-cell office:value-type="string">
            <text:p>Mission</text:p>
          </table:table-cell>
          <table:table-cell table:style-name="Default" office:value-type="string">
            <text:p>Niveau 1</text:p>
          </table:table-cell>
          <table:table-cell table:style-name="ce5" office:value-type="string">
            <text:p>Tuer 1 monstre de votre niveau ou plus</text:p>
            <text:p>Récompense: progresser de 1 dans une caractéristique au choix</text:p>
          </table:table-cell>
        </table:table-row>
        <table:table-row table:style-name="ro3">
          <table:table-cell table:style-name="ce1" office:value-type="string">
            <text:p>Mission</text:p>
          </table:table-cell>
          <table:table-cell table:style-name="Default" office:value-type="string">
            <text:p>Niveau 2</text:p>
          </table:table-cell>
          <table:table-cell office:value-type="string">
            <text:p>Tuer 2 monstres de votre niveau ou plus </text:p>
            <text:p>Récompense: progresser de 1 dans deux caractéristiques au choix</text:p>
          </table:table-cell>
        </table:table-row>
        <table:table-row table:style-name="ro3">
          <table:table-cell table:style-name="ce1" office:value-type="string">
            <text:p>Mission</text:p>
          </table:table-cell>
          <table:table-cell table:style-name="Default" office:value-type="string">
            <text:p>Niveau 2</text:p>
          </table:table-cell>
          <table:table-cell office:value-type="string">
            <text:p>Tuer 2 monstres de votre niveau ou plus </text:p>
            <text:p>Récompense: progresser de 1 dans deux caractéristiques au choix</text:p>
          </table:table-cell>
        </table:table-row>
        <table:table-row table:style-name="ro3">
          <table:table-cell table:style-name="ce1" office:value-type="string">
            <text:p>Mission</text:p>
          </table:table-cell>
          <table:table-cell table:style-name="Default" office:value-type="string">
            <text:p>Niveau 2</text:p>
          </table:table-cell>
          <table:table-cell office:value-type="string">
            <text:p>Tuer 2 monstres de votre niveau ou plus </text:p>
            <text:p>Récompense: progresser de 1 dans deux caractéristiques au choix</text:p>
          </table:table-cell>
        </table:table-row>
        <table:table-row table:style-name="ro3">
          <table:table-cell table:style-name="ce1" office:value-type="string">
            <text:p>Mission</text:p>
          </table:table-cell>
          <table:table-cell table:style-name="Default" office:value-type="string">
            <text:p>Niveau 2</text:p>
          </table:table-cell>
          <table:table-cell office:value-type="string">
            <text:p>Tuer 2 monstres de votre niveau ou plus </text:p>
            <text:p>Récompense: progresser de 1 dans deux caractéristiques au choix</text:p>
          </table:table-cell>
        </table:table-row>
      </table:table>
      <table:table table:name="Feuille3" table:style-name="ta1" table:print="false">
        <table:table-column table:style-name="co9" table:default-cell-style-name="ce12"/>
        <table:table-column table:style-name="co10" table:default-cell-style-name="ce15"/>
        <table:table-column table:style-name="co10" table:number-columns-repeated="11" table:default-cell-style-name="ce16"/>
        <table:table-column table:style-name="co9" table:default-cell-style-name="ce46"/>
        <table:table-column table:style-name="co11" table:default-cell-style-name="Default"/>
        <table:table-column table:style-name="co9" table:default-cell-style-name="ce12"/>
        <table:table-column table:style-name="co10" table:default-cell-style-name="ce15"/>
        <table:table-column table:style-name="co10" table:number-columns-repeated="11" table:default-cell-style-name="ce16"/>
        <table:table-column table:style-name="co9" table:default-cell-style-name="ce46"/>
        <table:table-column table:style-name="co11" table:default-cell-style-name="Default"/>
        <table:table-column table:style-name="co9" table:default-cell-style-name="ce12"/>
        <table:table-column table:style-name="co10" table:default-cell-style-name="ce15"/>
        <table:table-column table:style-name="co10" table:number-columns-repeated="11" table:default-cell-style-name="ce16"/>
        <table:table-column table:style-name="co9" table:default-cell-style-name="ce46"/>
        <table:table-column table:style-name="co12" table:default-cell-style-name="Default"/>
        <table:table-row table:style-name="ro6">
          <table:table-cell table:style-name="ce11" office:value-type="float" office:value="1">
            <text:p>1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1]+1" office:value-type="float" office:value="2">
            <text:p>2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1]+1" office:value-type="float" office:value="3">
            <text:p>3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1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1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1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1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1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1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1];3; 1; ;&quot;Feuille2&quot;))" office:value-type="string" office:string-value="PV + 1" table:number-columns-spanned="10" table:number-rows-spanned="4">
            <text:p>PV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1];3; 1; ;&quot;Feuille2&quot;))" office:value-type="string" office:string-value="PV + 1" table:number-columns-spanned="10" table:number-rows-spanned="4">
            <text:p>PV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1];3; 1; ;&quot;Feuille2&quot;))" office:value-type="string" office:string-value="PV + 1" table:number-columns-spanned="10" table:number-rows-spanned="4">
            <text:p>PV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1]+1" office:value-type="float" office:value="4">
            <text:p>4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20]+1" office:value-type="float" office:value="5">
            <text:p>5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20]+1" office:value-type="float" office:value="6">
            <text:p>6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20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20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20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20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20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20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20];3; 1; ;&quot;Feuille2&quot;))" office:value-type="string" office:string-value="PV + 1" table:number-columns-spanned="10" table:number-rows-spanned="4">
            <text:p>PV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20];3; 1; ;&quot;Feuille2&quot;))" office:value-type="string" office:string-value="PV + 1" table:number-columns-spanned="10" table:number-rows-spanned="4">
            <text:p>PV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20];3; 1; ;&quot;Feuille2&quot;))" office:value-type="string" office:string-value="PV + 1" table:number-columns-spanned="10" table:number-rows-spanned="4">
            <text:p>PV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20]+1" office:value-type="float" office:value="7">
            <text:p>7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39]+1" office:value-type="float" office:value="8">
            <text:p>8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39]+1" office:value-type="float" office:value="9">
            <text:p>9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39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39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39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39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39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39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39];3; 1; ;&quot;Feuille2&quot;))" office:value-type="string" office:string-value="PV + 1" table:number-columns-spanned="10" table:number-rows-spanned="4">
            <text:p>PV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39];3; 1; ;&quot;Feuille2&quot;))" office:value-type="string" office:string-value="PV + 1" table:number-columns-spanned="10" table:number-rows-spanned="4">
            <text:p>PV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39];3; 1; ;&quot;Feuille2&quot;))" office:value-type="string" office:string-value="PV + 1" table:number-columns-spanned="10" table:number-rows-spanned="4">
            <text:p>PV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9">
          <table:table-cell table:style-name="ce11" table:formula="of:=[.AE39]+1" office:value-type="float" office:value="10">
            <text:p>10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58]+1" office:value-type="float" office:value="11">
            <text:p>11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58]+1" office:value-type="float" office:value="12">
            <text:p>12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58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58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58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58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58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58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58];3; 1; ;&quot;Feuille2&quot;))" office:value-type="string" office:string-value="PV + 1" table:number-columns-spanned="10" table:number-rows-spanned="4">
            <text:p>PV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58];3; 1; ;&quot;Feuille2&quot;))" office:value-type="string" office:string-value="PV + 2" table:number-columns-spanned="10" table:number-rows-spanned="4">
            <text:p>PV +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58];3; 1; ;&quot;Feuille2&quot;))" office:value-type="string" office:string-value="PV + 2" table:number-columns-spanned="10" table:number-rows-spanned="4">
            <text:p>PV +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58]+1" office:value-type="float" office:value="13">
            <text:p>13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77]+1" office:value-type="float" office:value="14">
            <text:p>14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77]+1" office:value-type="float" office:value="15">
            <text:p>15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77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77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77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77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77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77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77];3; 1; ;&quot;Feuille2&quot;))" office:value-type="string" office:string-value="PV + 2" table:number-columns-spanned="10" table:number-rows-spanned="4">
            <text:p>PV +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77];3; 1; ;&quot;Feuille2&quot;))" office:value-type="string" office:string-value="PV + 2" table:number-columns-spanned="10" table:number-rows-spanned="4">
            <text:p>PV +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77];3; 1; ;&quot;Feuille2&quot;))" office:value-type="string" office:string-value="PV + 2" table:number-columns-spanned="10" table:number-rows-spanned="4">
            <text:p>PV +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77]+1" office:value-type="float" office:value="16">
            <text:p>16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96]+1" office:value-type="float" office:value="17">
            <text:p>17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96]+1" office:value-type="float" office:value="18">
            <text:p>18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96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96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96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96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96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96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96];3; 1; ;&quot;Feuille2&quot;))" office:value-type="string" office:string-value="PV + 3" table:number-columns-spanned="10" table:number-rows-spanned="4">
            <text:p>PV + 3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96];3; 1; ;&quot;Feuille2&quot;))" office:value-type="string" office:string-value="PV + 3" table:number-columns-spanned="10" table:number-rows-spanned="4">
            <text:p>PV + 3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96];3; 1; ;&quot;Feuille2&quot;))" office:value-type="string" office:string-value="PV + 3" table:number-columns-spanned="10" table:number-rows-spanned="4">
            <text:p>PV + 3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9">
          <table:table-cell table:style-name="ce11" table:formula="of:=[.AE96]+1" office:value-type="float" office:value="19">
            <text:p>19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115]+1" office:value-type="float" office:value="20">
            <text:p>20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115]+1" office:value-type="float" office:value="21">
            <text:p>21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115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115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115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115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115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115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115];3; 1; ;&quot;Feuille2&quot;))" office:value-type="string" office:string-value="PV – 1" table:number-columns-spanned="10" table:number-rows-spanned="4">
            <text:p>PV –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115];3; 1; ;&quot;Feuille2&quot;))" office:value-type="string" office:string-value="PV – 1" table:number-columns-spanned="10" table:number-rows-spanned="4">
            <text:p>PV –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115];3; 1; ;&quot;Feuille2&quot;))" office:value-type="string" office:string-value="PV – 1" table:number-columns-spanned="10" table:number-rows-spanned="4">
            <text:p>PV –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115]+1" office:value-type="float" office:value="22">
            <text:p>22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134]+1" office:value-type="float" office:value="23">
            <text:p>23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134]+1" office:value-type="float" office:value="24">
            <text:p>24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134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134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134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134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134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134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134];3; 1; ;&quot;Feuille2&quot;))" office:value-type="string" office:string-value="PV – 1" table:number-columns-spanned="10" table:number-rows-spanned="4">
            <text:p>PV –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134];3; 1; ;&quot;Feuille2&quot;))" office:value-type="string" office:string-value="PV – 1" table:number-columns-spanned="10" table:number-rows-spanned="4">
            <text:p>PV –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134];3; 1; ;&quot;Feuille2&quot;))" office:value-type="string" office:string-value="PV – 1" table:number-columns-spanned="10" table:number-rows-spanned="4">
            <text:p>PV –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134]+1" office:value-type="float" office:value="25">
            <text:p>25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153]+1" office:value-type="float" office:value="26">
            <text:p>26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153]+1" office:value-type="float" office:value="27">
            <text:p>27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153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153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153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153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153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153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153];3; 1; ;&quot;Feuille2&quot;))" office:value-type="string" office:string-value="PV – 1" table:number-columns-spanned="10" table:number-rows-spanned="4">
            <text:p>PV –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153];3; 1; ;&quot;Feuille2&quot;))" office:value-type="string" office:string-value="PV – 1" table:number-columns-spanned="10" table:number-rows-spanned="4">
            <text:p>PV –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153];3; 1; ;&quot;Feuille2&quot;))" office:value-type="string" office:string-value="PV – 1" table:number-columns-spanned="10" table:number-rows-spanned="4">
            <text:p>PV –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9">
          <table:table-cell table:style-name="ce11" table:formula="of:=[.AE153]+1" office:value-type="float" office:value="28">
            <text:p>28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172]+1" office:value-type="float" office:value="29">
            <text:p>29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172]+1" office:value-type="float" office:value="30">
            <text:p>30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172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172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172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172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172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172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172];3; 1; ;&quot;Feuille2&quot;))" office:value-type="string" office:string-value="PV – 1" table:number-columns-spanned="10" table:number-rows-spanned="4">
            <text:p>PV –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172];3; 1; ;&quot;Feuille2&quot;))" office:value-type="string" office:string-value="PV – 2" table:number-columns-spanned="10" table:number-rows-spanned="4">
            <text:p>PV –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172];3; 1; ;&quot;Feuille2&quot;))" office:value-type="string" office:string-value="PV – 2" table:number-columns-spanned="10" table:number-rows-spanned="4">
            <text:p>PV –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172]+1" office:value-type="float" office:value="31">
            <text:p>31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191]+1" office:value-type="float" office:value="32">
            <text:p>32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191]+1" office:value-type="float" office:value="33">
            <text:p>33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191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191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191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191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191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191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191];3; 1; ;&quot;Feuille2&quot;))" office:value-type="string" office:string-value="PV – 2" table:number-columns-spanned="10" table:number-rows-spanned="4">
            <text:p>PV –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191];3; 1; ;&quot;Feuille2&quot;))" office:value-type="string" office:string-value="PV – 2" table:number-columns-spanned="10" table:number-rows-spanned="4">
            <text:p>PV –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191];3; 1; ;&quot;Feuille2&quot;))" office:value-type="string" office:string-value="PV – 2" table:number-columns-spanned="10" table:number-rows-spanned="4">
            <text:p>PV –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191]+1" office:value-type="float" office:value="34">
            <text:p>34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210]+1" office:value-type="float" office:value="35">
            <text:p>35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210]+1" office:value-type="float" office:value="36">
            <text:p>36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210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210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210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210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210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210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210];3; 1; ;&quot;Feuille2&quot;))" office:value-type="string" office:string-value="PV – 3" table:number-columns-spanned="10" table:number-rows-spanned="4">
            <text:p>PV – 3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210];3; 1; ;&quot;Feuille2&quot;))" office:value-type="string" office:string-value="PV – 3" table:number-columns-spanned="10" table:number-rows-spanned="4">
            <text:p>PV – 3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210];3; 1; ;&quot;Feuille2&quot;))" office:value-type="string" office:string-value="PV – 3" table:number-columns-spanned="10" table:number-rows-spanned="4">
            <text:p>PV – 3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9">
          <table:table-cell table:style-name="ce11" table:formula="of:=[.AE210]+1" office:value-type="float" office:value="37">
            <text:p>37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229]+1" office:value-type="float" office:value="38">
            <text:p>38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229]+1" office:value-type="float" office:value="39">
            <text:p>39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229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229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229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229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229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229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229];3; 1; ;&quot;Feuille2&quot;))" office:value-type="string" office:string-value="ATT + 1" table:number-columns-spanned="10" table:number-rows-spanned="4">
            <text:p>ATT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229];3; 1; ;&quot;Feuille2&quot;))" office:value-type="string" office:string-value="ATT + 1" table:number-columns-spanned="10" table:number-rows-spanned="4">
            <text:p>ATT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229];3; 1; ;&quot;Feuille2&quot;))" office:value-type="string" office:string-value="ATT + 1" table:number-columns-spanned="10" table:number-rows-spanned="4">
            <text:p>ATT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229]+1" office:value-type="float" office:value="40">
            <text:p>40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248]+1" office:value-type="float" office:value="41">
            <text:p>41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248]+1" office:value-type="float" office:value="42">
            <text:p>42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248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248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248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248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248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248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248];3; 1; ;&quot;Feuille2&quot;))" office:value-type="string" office:string-value="ATT + 1" table:number-columns-spanned="10" table:number-rows-spanned="4">
            <text:p>ATT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248];3; 1; ;&quot;Feuille2&quot;))" office:value-type="string" office:string-value="ATT + 1" table:number-columns-spanned="10" table:number-rows-spanned="4">
            <text:p>ATT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248];3; 1; ;&quot;Feuille2&quot;))" office:value-type="string" office:string-value="ATT + 1" table:number-columns-spanned="10" table:number-rows-spanned="4">
            <text:p>ATT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248]+1" office:value-type="float" office:value="43">
            <text:p>43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267]+1" office:value-type="float" office:value="44">
            <text:p>44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267]+1" office:value-type="float" office:value="45">
            <text:p>45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267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267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267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267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267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267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267];3; 1; ;&quot;Feuille2&quot;))" office:value-type="string" office:string-value="ATT + 1" table:number-columns-spanned="10" table:number-rows-spanned="4">
            <text:p>ATT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267];3; 1; ;&quot;Feuille2&quot;))" office:value-type="string" office:string-value="ATT + 1" table:number-columns-spanned="10" table:number-rows-spanned="4">
            <text:p>ATT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267];3; 1; ;&quot;Feuille2&quot;))" office:value-type="string" office:string-value="ATT + 1" table:number-columns-spanned="10" table:number-rows-spanned="4">
            <text:p>ATT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9">
          <table:table-cell table:style-name="ce11" table:formula="of:=[.AE267]+1" office:value-type="float" office:value="46">
            <text:p>46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286]+1" office:value-type="float" office:value="47">
            <text:p>47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286]+1" office:value-type="float" office:value="48">
            <text:p>48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286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286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286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286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286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286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286];3; 1; ;&quot;Feuille2&quot;))" office:value-type="string" office:string-value="ATT + 1" table:number-columns-spanned="10" table:number-rows-spanned="4">
            <text:p>ATT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286];3; 1; ;&quot;Feuille2&quot;))" office:value-type="string" office:string-value="ATT + 2" table:number-columns-spanned="10" table:number-rows-spanned="4">
            <text:p>ATT +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286];3; 1; ;&quot;Feuille2&quot;))" office:value-type="string" office:string-value="ATT + 2" table:number-columns-spanned="10" table:number-rows-spanned="4">
            <text:p>ATT +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286]+1" office:value-type="float" office:value="49">
            <text:p>49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305]+1" office:value-type="float" office:value="50">
            <text:p>50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305]+1" office:value-type="float" office:value="51">
            <text:p>51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305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305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305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305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305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305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305];3; 1; ;&quot;Feuille2&quot;))" office:value-type="string" office:string-value="ATT + 2" table:number-columns-spanned="10" table:number-rows-spanned="4">
            <text:p>ATT +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305];3; 1; ;&quot;Feuille2&quot;))" office:value-type="string" office:string-value="ATT + 2" table:number-columns-spanned="10" table:number-rows-spanned="4">
            <text:p>ATT +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305];3; 1; ;&quot;Feuille2&quot;))" office:value-type="string" office:string-value="ATT + 2" table:number-columns-spanned="10" table:number-rows-spanned="4">
            <text:p>ATT +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305]+1" office:value-type="float" office:value="52">
            <text:p>52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324]+1" office:value-type="float" office:value="53">
            <text:p>53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324]+1" office:value-type="float" office:value="54">
            <text:p>54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324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324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324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324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324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324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324];3; 1; ;&quot;Feuille2&quot;))" office:value-type="string" office:string-value="ATT + 3" table:number-columns-spanned="10" table:number-rows-spanned="4">
            <text:p>ATT + 3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324];3; 1; ;&quot;Feuille2&quot;))" office:value-type="string" office:string-value="ATT + 3" table:number-columns-spanned="10" table:number-rows-spanned="4">
            <text:p>ATT + 3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324];3; 1; ;&quot;Feuille2&quot;))" office:value-type="string" office:string-value="ATT + 3" table:number-columns-spanned="10" table:number-rows-spanned="4">
            <text:p>ATT + 3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9">
          <table:table-cell table:style-name="ce11" table:formula="of:=[.AE324]+1" office:value-type="float" office:value="55">
            <text:p>55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343]+1" office:value-type="float" office:value="56">
            <text:p>56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343]+1" office:value-type="float" office:value="57">
            <text:p>57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343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343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343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343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343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343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343];3; 1; ;&quot;Feuille2&quot;))" office:value-type="string" office:string-value="Deg + 1" table:number-columns-spanned="10" table:number-rows-spanned="4">
            <text:p>Deg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343];3; 1; ;&quot;Feuille2&quot;))" office:value-type="string" office:string-value="Deg + 1" table:number-columns-spanned="10" table:number-rows-spanned="4">
            <text:p>Deg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343];3; 1; ;&quot;Feuille2&quot;))" office:value-type="string" office:string-value="Deg + 1" table:number-columns-spanned="10" table:number-rows-spanned="4">
            <text:p>Deg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343]+1" office:value-type="float" office:value="58">
            <text:p>58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362]+1" office:value-type="float" office:value="59">
            <text:p>59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362]+1" office:value-type="float" office:value="60">
            <text:p>60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362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362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362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362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362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362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362];3; 1; ;&quot;Feuille2&quot;))" office:value-type="string" office:string-value="Deg + 1" table:number-columns-spanned="10" table:number-rows-spanned="4">
            <text:p>Deg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362];3; 1; ;&quot;Feuille2&quot;))" office:value-type="string" office:string-value="Deg + 1" table:number-columns-spanned="10" table:number-rows-spanned="4">
            <text:p>Deg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362];3; 1; ;&quot;Feuille2&quot;))" office:value-type="string" office:string-value="Deg + 1" table:number-columns-spanned="10" table:number-rows-spanned="4">
            <text:p>Deg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362]+1" office:value-type="float" office:value="61">
            <text:p>61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381]+1" office:value-type="float" office:value="62">
            <text:p>62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381]+1" office:value-type="float" office:value="63">
            <text:p>63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381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381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381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381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381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381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381];3; 1; ;&quot;Feuille2&quot;))" office:value-type="string" office:string-value="Deg + 1" table:number-columns-spanned="10" table:number-rows-spanned="4">
            <text:p>Deg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381];3; 1; ;&quot;Feuille2&quot;))" office:value-type="string" office:string-value="Deg + 1" table:number-columns-spanned="10" table:number-rows-spanned="4">
            <text:p>Deg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381];3; 1; ;&quot;Feuille2&quot;))" office:value-type="string" office:string-value="Deg + 1" table:number-columns-spanned="10" table:number-rows-spanned="4">
            <text:p>Deg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9">
          <table:table-cell table:style-name="ce11" table:formula="of:=[.AE381]+1" office:value-type="float" office:value="64">
            <text:p>64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400]+1" office:value-type="float" office:value="65">
            <text:p>65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400]+1" office:value-type="float" office:value="66">
            <text:p>66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400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400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400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400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400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400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400];3; 1; ;&quot;Feuille2&quot;))" office:value-type="string" office:string-value="Deg + 1" table:number-columns-spanned="10" table:number-rows-spanned="4">
            <text:p>Deg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400];3; 1; ;&quot;Feuille2&quot;))" office:value-type="string" office:string-value="Deg + 2" table:number-columns-spanned="10" table:number-rows-spanned="4">
            <text:p>Deg +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400];3; 1; ;&quot;Feuille2&quot;))" office:value-type="string" office:string-value="Deg + 2" table:number-columns-spanned="10" table:number-rows-spanned="4">
            <text:p>Deg +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400]+1" office:value-type="float" office:value="67">
            <text:p>67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419]+1" office:value-type="float" office:value="68">
            <text:p>68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419]+1" office:value-type="float" office:value="69">
            <text:p>69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419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419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419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419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419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419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419];3; 1; ;&quot;Feuille2&quot;))" office:value-type="string" office:string-value="Deg + 2" table:number-columns-spanned="10" table:number-rows-spanned="4">
            <text:p>Deg +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419];3; 1; ;&quot;Feuille2&quot;))" office:value-type="string" office:string-value="Deg + 2" table:number-columns-spanned="10" table:number-rows-spanned="4">
            <text:p>Deg +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419];3; 1; ;&quot;Feuille2&quot;))" office:value-type="string" office:string-value="Deg + 2" table:number-columns-spanned="10" table:number-rows-spanned="4">
            <text:p>Deg +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419]+1" office:value-type="float" office:value="70">
            <text:p>70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438]+1" office:value-type="float" office:value="71">
            <text:p>71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438]+1" office:value-type="float" office:value="72">
            <text:p>72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438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438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438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438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438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438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438];3; 1; ;&quot;Feuille2&quot;))" office:value-type="string" office:string-value="Deg + 3" table:number-columns-spanned="10" table:number-rows-spanned="4">
            <text:p>Deg + 3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438];3; 1; ;&quot;Feuille2&quot;))" office:value-type="string" office:string-value="Deg + 3" table:number-columns-spanned="10" table:number-rows-spanned="4">
            <text:p>Deg + 3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438];3; 1; ;&quot;Feuille2&quot;))" office:value-type="string" office:string-value="Deg + 3" table:number-columns-spanned="10" table:number-rows-spanned="4">
            <text:p>Deg + 3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9">
          <table:table-cell table:style-name="ce11" table:formula="of:=[.AE438]+1" office:value-type="float" office:value="73">
            <text:p>73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457]+1" office:value-type="float" office:value="74">
            <text:p>74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457]+1" office:value-type="float" office:value="75">
            <text:p>75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457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457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457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457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457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457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457];3; 1; ;&quot;Feuille2&quot;))" office:value-type="string" office:string-value="Defausse 1 Monstre" table:number-columns-spanned="10" table:number-rows-spanned="4">
            <text:p>Defausse 1 Monstre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457];3; 1; ;&quot;Feuille2&quot;))" office:value-type="string" office:string-value="Defausse 1 Monstre" table:number-columns-spanned="10" table:number-rows-spanned="4">
            <text:p>Defausse 1 Monstre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457];3; 1; ;&quot;Feuille2&quot;))" office:value-type="string" office:string-value="Defausse 1 Monstre" table:number-columns-spanned="10" table:number-rows-spanned="4">
            <text:p>Defausse 1 Monstre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457]+1" office:value-type="float" office:value="76">
            <text:p>76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476]+1" office:value-type="float" office:value="77">
            <text:p>77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476]+1" office:value-type="float" office:value="78">
            <text:p>78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476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476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476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476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476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476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476];3; 1; ;&quot;Feuille2&quot;))" office:value-type="string" office:string-value="Defausse 1 Monstre" table:number-columns-spanned="10" table:number-rows-spanned="4">
            <text:p>Defausse 1 Monstre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476];3; 1; ;&quot;Feuille2&quot;))" office:value-type="string" office:string-value="Defausse 1 Monstre" table:number-columns-spanned="10" table:number-rows-spanned="4">
            <text:p>Defausse 1 Monstre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476];3; 1; ;&quot;Feuille2&quot;))" office:value-type="string" office:string-value="Defausse 1 Monstre" table:number-columns-spanned="10" table:number-rows-spanned="4">
            <text:p>Defausse 1 Monstre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476]+1" office:value-type="float" office:value="79">
            <text:p>79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495]+1" office:value-type="float" office:value="80">
            <text:p>80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495]+1" office:value-type="float" office:value="81">
            <text:p>81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495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495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495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495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495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495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495];3; 1; ;&quot;Feuille2&quot;))" office:value-type="string" office:string-value="Defausse 1 Monstre" table:number-columns-spanned="10" table:number-rows-spanned="4">
            <text:p>Defausse 1 Monstre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495];3; 1; ;&quot;Feuille2&quot;))" office:value-type="string" office:string-value="Defausse 1 Monstre" table:number-columns-spanned="10" table:number-rows-spanned="4">
            <text:p>Defausse 1 Monstre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495];3; 1; ;&quot;Feuille2&quot;))" office:value-type="string" office:string-value="Defausse 1 Monstre" table:number-columns-spanned="10" table:number-rows-spanned="4">
            <text:p>Defausse 1 Monstre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9">
          <table:table-cell table:style-name="ce11" table:formula="of:=[.AE495]+1" office:value-type="float" office:value="82">
            <text:p>82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514]+1" office:value-type="float" office:value="83">
            <text:p>83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514]+1" office:value-type="float" office:value="84">
            <text:p>84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514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514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514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514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514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514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514];3; 1; ;&quot;Feuille2&quot;))" office:value-type="string" office:string-value="Defausse 1 Monstre" table:number-columns-spanned="10" table:number-rows-spanned="4">
            <text:p>Defausse 1 Monstre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514];3; 1; ;&quot;Feuille2&quot;))" office:value-type="string" office:string-value="Defausse 2 Monstres" table:number-columns-spanned="10" table:number-rows-spanned="4">
            <text:p>Defausse 2 Monstres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514];3; 1; ;&quot;Feuille2&quot;))" office:value-type="string" office:string-value="Defausse 2 Monstres" table:number-columns-spanned="10" table:number-rows-spanned="4">
            <text:p>Defausse 2 Monstres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514]+1" office:value-type="float" office:value="85">
            <text:p>85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533]+1" office:value-type="float" office:value="86">
            <text:p>86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533]+1" office:value-type="float" office:value="87">
            <text:p>87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533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533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533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533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533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533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533];3; 1; ;&quot;Feuille2&quot;))" office:value-type="string" office:string-value="Defausse 2 Monstres" table:number-columns-spanned="10" table:number-rows-spanned="4">
            <text:p>Defausse 2 Monstres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533];3; 1; ;&quot;Feuille2&quot;))" office:value-type="string" office:string-value="Defausse 2 Monstres" table:number-columns-spanned="10" table:number-rows-spanned="4">
            <text:p>Defausse 2 Monstres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533];3; 1; ;&quot;Feuille2&quot;))" office:value-type="string" office:string-value="Defausse 2 Monstres" table:number-columns-spanned="10" table:number-rows-spanned="4">
            <text:p>Defausse 2 Monstres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533]+1" office:value-type="float" office:value="88">
            <text:p>88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552]+1" office:value-type="float" office:value="89">
            <text:p>89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552]+1" office:value-type="float" office:value="90">
            <text:p>90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552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552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552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552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552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552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552];3; 1; ;&quot;Feuille2&quot;))" office:value-type="string" office:string-value="Defausse 3 Monstres" table:number-columns-spanned="10" table:number-rows-spanned="4">
            <text:p>Defausse 3 Monstres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552];3; 1; ;&quot;Feuille2&quot;))" office:value-type="string" office:string-value="Defausse 3 Monstres" table:number-columns-spanned="10" table:number-rows-spanned="4">
            <text:p>Defausse 3 Monstres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552];3; 1; ;&quot;Feuille2&quot;))" office:value-type="string" office:string-value="Defausse 3 Monstres" table:number-columns-spanned="10" table:number-rows-spanned="4">
            <text:p>Defausse 3 Monstres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9">
          <table:table-cell table:style-name="ce11" table:formula="of:=[.AE552]+1" office:value-type="float" office:value="91">
            <text:p>91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571]+1" office:value-type="float" office:value="92">
            <text:p>92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571]+1" office:value-type="float" office:value="93">
            <text:p>93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571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571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571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571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571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571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571];3; 1; ;&quot;Feuille2&quot;))" office:value-type="string" office:string-value="Vue + 1" table:number-columns-spanned="10" table:number-rows-spanned="4">
            <text:p>Vue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571];3; 1; ;&quot;Feuille2&quot;))" office:value-type="string" office:string-value="Vue + 1" table:number-columns-spanned="10" table:number-rows-spanned="4">
            <text:p>Vue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571];3; 1; ;&quot;Feuille2&quot;))" office:value-type="string" office:string-value="Vue + 1" table:number-columns-spanned="10" table:number-rows-spanned="4">
            <text:p>Vue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571]+1" office:value-type="float" office:value="94">
            <text:p>94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590]+1" office:value-type="float" office:value="95">
            <text:p>95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590]+1" office:value-type="float" office:value="96">
            <text:p>96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590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590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590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590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590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590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590];3; 1; ;&quot;Feuille2&quot;))" office:value-type="string" office:string-value="Vue + 1" table:number-columns-spanned="10" table:number-rows-spanned="4">
            <text:p>Vue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590];3; 1; ;&quot;Feuille2&quot;))" office:value-type="string" office:string-value="Vue + 1" table:number-columns-spanned="10" table:number-rows-spanned="4">
            <text:p>Vue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590];3; 1; ;&quot;Feuille2&quot;))" office:value-type="string" office:string-value="Vue + 1" table:number-columns-spanned="10" table:number-rows-spanned="4">
            <text:p>Vue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590]+1" office:value-type="float" office:value="97">
            <text:p>97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609]+1" office:value-type="float" office:value="98">
            <text:p>98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609]+1" office:value-type="float" office:value="99">
            <text:p>99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609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609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609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609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609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609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609];3; 1; ;&quot;Feuille2&quot;))" office:value-type="string" office:string-value="Vue + 1" table:number-columns-spanned="10" table:number-rows-spanned="4">
            <text:p>Vue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609];3; 1; ;&quot;Feuille2&quot;))" office:value-type="string" office:string-value="Vue + 1" table:number-columns-spanned="10" table:number-rows-spanned="4">
            <text:p>Vue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609];3; 1; ;&quot;Feuille2&quot;))" office:value-type="string" office:string-value="Vue + 1" table:number-columns-spanned="10" table:number-rows-spanned="4">
            <text:p>Vue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9">
          <table:table-cell table:style-name="ce11" table:formula="of:=[.AE609]+1" office:value-type="float" office:value="100">
            <text:p>100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628]+1" office:value-type="float" office:value="101">
            <text:p>101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628]+1" office:value-type="float" office:value="102">
            <text:p>102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628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628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628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628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628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628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628];3; 1; ;&quot;Feuille2&quot;))" office:value-type="string" office:string-value="Vue + 1" table:number-columns-spanned="10" table:number-rows-spanned="4">
            <text:p>Vue + 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628];3; 1; ;&quot;Feuille2&quot;))" office:value-type="string" office:string-value="Vue + 2" table:number-columns-spanned="10" table:number-rows-spanned="4">
            <text:p>Vue +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628];3; 1; ;&quot;Feuille2&quot;))" office:value-type="string" office:string-value="Vue + 2" table:number-columns-spanned="10" table:number-rows-spanned="4">
            <text:p>Vue +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628]+1" office:value-type="float" office:value="103">
            <text:p>103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647]+1" office:value-type="float" office:value="104">
            <text:p>104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647]+1" office:value-type="float" office:value="105">
            <text:p>105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647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647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647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647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647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647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647];3; 1; ;&quot;Feuille2&quot;))" office:value-type="string" office:string-value="Vue + 2" table:number-columns-spanned="10" table:number-rows-spanned="4">
            <text:p>Vue +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647];3; 1; ;&quot;Feuille2&quot;))" office:value-type="string" office:string-value="Vue + 2" table:number-columns-spanned="10" table:number-rows-spanned="4">
            <text:p>Vue +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647];3; 1; ;&quot;Feuille2&quot;))" office:value-type="string" office:string-value="Vue + 2" table:number-columns-spanned="10" table:number-rows-spanned="4">
            <text:p>Vue + 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647]+1" office:value-type="float" office:value="106">
            <text:p>106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666]+1" office:value-type="float" office:value="107">
            <text:p>107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666]+1" office:value-type="float" office:value="108">
            <text:p>108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666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666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666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666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666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666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666];3; 1; ;&quot;Feuille2&quot;))" office:value-type="string" office:string-value="Vue + 3" table:number-columns-spanned="10" table:number-rows-spanned="4">
            <text:p>Vue + 3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666];3; 1; ;&quot;Feuille2&quot;))" office:value-type="string" office:string-value="Vue + 3" table:number-columns-spanned="10" table:number-rows-spanned="4">
            <text:p>Vue + 3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666];3; 1; ;&quot;Feuille2&quot;))" office:value-type="string" office:string-value="Vue + 3" table:number-columns-spanned="10" table:number-rows-spanned="4">
            <text:p>Vue + 3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9">
          <table:table-cell table:style-name="ce11" table:formula="of:=[.AE666]+1" office:value-type="float" office:value="109">
            <text:p>109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685]+1" office:value-type="float" office:value="110">
            <text:p>110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685]+1" office:value-type="float" office:value="111">
            <text:p>111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685];1; 1; ;&quot;Feuille2&quot;))" office:value-type="string" office:string-value="Pagne de maille" table:number-columns-spanned="10" table:number-rows-spanned="3">
            <text:p>Pagne de maill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685];1; 1; ;&quot;Feuille2&quot;))" office:value-type="string" office:string-value="Pagne de maille" table:number-columns-spanned="10" table:number-rows-spanned="3">
            <text:p>Pagne de maill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685];1; 1; ;&quot;Feuille2&quot;))" office:value-type="string" office:string-value="Pagne de maille" table:number-columns-spanned="10" table:number-rows-spanned="3">
            <text:p>Pagne de maill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685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685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685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685];3; 1; ;&quot;Feuille2&quot;))" office:value-type="string" office:string-value="Armure +1" table:number-columns-spanned="10" table:number-rows-spanned="4">
            <text:p>Armure +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685];3; 1; ;&quot;Feuille2&quot;))" office:value-type="string" office:string-value="Armure +1" table:number-columns-spanned="10" table:number-rows-spanned="4">
            <text:p>Armure +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685];3; 1; ;&quot;Feuille2&quot;))" office:value-type="string" office:string-value="Armure +1" table:number-columns-spanned="10" table:number-rows-spanned="4">
            <text:p>Armure +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685]+1" office:value-type="float" office:value="112">
            <text:p>112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704]+1" office:value-type="float" office:value="113">
            <text:p>113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704]+1" office:value-type="float" office:value="114">
            <text:p>114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704];1; 1; ;&quot;Feuille2&quot;))" office:value-type="string" office:string-value="Pagne de maille" table:number-columns-spanned="10" table:number-rows-spanned="3">
            <text:p>Pagne de maill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704];1; 1; ;&quot;Feuille2&quot;))" office:value-type="string" office:string-value="Pagne de maille" table:number-columns-spanned="10" table:number-rows-spanned="3">
            <text:p>Pagne de maill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704];1; 1; ;&quot;Feuille2&quot;))" office:value-type="string" office:string-value="Cuirasse d’ossements" table:number-columns-spanned="10" table:number-rows-spanned="3">
            <text:p>Cuirasse d’ossements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704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704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704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704];3; 1; ;&quot;Feuille2&quot;))" office:value-type="string" office:string-value="Armure +1" table:number-columns-spanned="10" table:number-rows-spanned="4">
            <text:p>Armure +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704];3; 1; ;&quot;Feuille2&quot;))" office:value-type="string" office:string-value="Armure +1" table:number-columns-spanned="10" table:number-rows-spanned="4">
            <text:p>Armure +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704];3; 1; ;&quot;Feuille2&quot;))" office:value-type="string" office:string-value="Armure +2" table:number-columns-spanned="10" table:number-rows-spanned="4">
            <text:p>Armure +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704]+1" office:value-type="float" office:value="115">
            <text:p>115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723]+1" office:value-type="float" office:value="116">
            <text:p>116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723]+1" office:value-type="float" office:value="117">
            <text:p>117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723];1; 1; ;&quot;Feuille2&quot;))" office:value-type="string" office:string-value="Cuirasse d’ossements" table:number-columns-spanned="10" table:number-rows-spanned="3">
            <text:p>Cuirasse d’ossements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723];1; 1; ;&quot;Feuille2&quot;))" office:value-type="string" office:string-value="Cuirasse d’ossements" table:number-columns-spanned="10" table:number-rows-spanned="3">
            <text:p>Cuirasse d’ossements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723];1; 1; ;&quot;Feuille2&quot;))" office:value-type="string" office:string-value="Cotte de maille" table:number-columns-spanned="10" table:number-rows-spanned="3">
            <text:p>Cotte de maill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723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723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723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723];3; 1; ;&quot;Feuille2&quot;))" office:value-type="string" office:string-value="Armure +2" table:number-columns-spanned="10" table:number-rows-spanned="4">
            <text:p>Armure +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723];3; 1; ;&quot;Feuille2&quot;))" office:value-type="string" office:string-value="Armure +2" table:number-columns-spanned="10" table:number-rows-spanned="4">
            <text:p>Armure +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723];3; 1; ;&quot;Feuille2&quot;))" office:value-type="string" office:string-value="Armure + 3, Att – 1&#10;Les monstres jouent avant" table:number-columns-spanned="10" table:number-rows-spanned="4">
            <text:p>Armure + 3, Att – 1</text:p>
            <text:p>Les monstres jouent avant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9">
          <table:table-cell table:style-name="ce11" table:formula="of:=[.AE723]+1" office:value-type="float" office:value="118">
            <text:p>118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742]+1" office:value-type="float" office:value="119">
            <text:p>119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742]+1" office:value-type="float" office:value="120">
            <text:p>120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742];1; 1; ;&quot;Feuille2&quot;))" office:value-type="string" office:string-value="Cotte de maille" table:number-columns-spanned="10" table:number-rows-spanned="3">
            <text:p>Cotte de maill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742];1; 1; ;&quot;Feuille2&quot;))" office:value-type="string" office:string-value="Cotte de maille" table:number-columns-spanned="10" table:number-rows-spanned="3">
            <text:p>Cotte de maill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742];1; 1; ;&quot;Feuille2&quot;))" office:value-type="string" office:string-value="Armure de plates" table:number-columns-spanned="10" table:number-rows-spanned="3">
            <text:p>Armure de plates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742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742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742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742];3; 1; ;&quot;Feuille2&quot;))" office:value-type="string" office:string-value="Armure + 3, Att – 1&#10;Les monstres jouent avant" table:number-columns-spanned="10" table:number-rows-spanned="4">
            <text:p>Armure + 3, Att – 1</text:p>
            <text:p>Les monstres jouent avant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742];3; 1; ;&quot;Feuille2&quot;))" office:value-type="string" office:string-value="Armure + 3, Att – 1&#10;Les monstres jouent avant" table:number-columns-spanned="10" table:number-rows-spanned="4">
            <text:p>Armure + 3, Att – 1</text:p>
            <text:p>Les monstres jouent avant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742];3; 1; ;&quot;Feuille2&quot;))" office:value-type="string" office:string-value="Armure + 4, Att – 1&#10;Les monstres jouent avant" table:number-columns-spanned="10" table:number-rows-spanned="4">
            <text:p>Armure + 4, Att – 1</text:p>
            <text:p>Les monstres jouent avant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742]+1" office:value-type="float" office:value="121">
            <text:p>121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761]+1" office:value-type="float" office:value="122">
            <text:p>122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761]+1" office:value-type="float" office:value="123">
            <text:p>123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761];1; 1; ;&quot;Feuille2&quot;))" office:value-type="string" office:string-value="Armure de plates" table:number-columns-spanned="10" table:number-rows-spanned="3">
            <text:p>Armure de plates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761];1; 1; ;&quot;Feuille2&quot;))" office:value-type="string" office:string-value="Armure de plates" table:number-columns-spanned="10" table:number-rows-spanned="3">
            <text:p>Armure de plates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761];1; 1; ;&quot;Feuille2&quot;))" office:value-type="string" office:string-value="Dague" table:number-columns-spanned="10" table:number-rows-spanned="3">
            <text:p>Dagu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761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761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761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761];3; 1; ;&quot;Feuille2&quot;))" office:value-type="string" office:string-value="Armure + 4, Att – 1&#10;Les monstres jouent avant" table:number-columns-spanned="10" table:number-rows-spanned="4">
            <text:p>Armure + 4, Att – 1</text:p>
            <text:p>Les monstres jouent avant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761];3; 1; ;&quot;Feuille2&quot;))" office:value-type="string" office:string-value="Armure + 4, Att – 1&#10;Les monstres jouent avant" table:number-columns-spanned="10" table:number-rows-spanned="4">
            <text:p>Armure + 4, Att – 1</text:p>
            <text:p>Les monstres jouent avant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761];3; 1; ;&quot;Feuille2&quot;))" office:value-type="string" office:string-value="Deg+1" table:number-columns-spanned="10" table:number-rows-spanned="4">
            <text:p>Deg+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761]+1" office:value-type="float" office:value="124">
            <text:p>124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780]+1" office:value-type="float" office:value="125">
            <text:p>125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780]+1" office:value-type="float" office:value="126">
            <text:p>126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780];1; 1; ;&quot;Feuille2&quot;))" office:value-type="string" office:string-value="Dague" table:number-columns-spanned="10" table:number-rows-spanned="3">
            <text:p>Dagu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780];1; 1; ;&quot;Feuille2&quot;))" office:value-type="string" office:string-value="Dague" table:number-columns-spanned="10" table:number-rows-spanned="3">
            <text:p>Dagu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780];1; 1; ;&quot;Feuille2&quot;))" office:value-type="string" office:string-value="Dague" table:number-columns-spanned="10" table:number-rows-spanned="3">
            <text:p>Dagu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780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780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780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780];3; 1; ;&quot;Feuille2&quot;))" office:value-type="string" office:string-value="Deg+1" table:number-columns-spanned="10" table:number-rows-spanned="4">
            <text:p>Deg+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780];3; 1; ;&quot;Feuille2&quot;))" office:value-type="string" office:string-value="Deg+1" table:number-columns-spanned="10" table:number-rows-spanned="4">
            <text:p>Deg+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780];3; 1; ;&quot;Feuille2&quot;))" office:value-type="string" office:string-value="Deg+1" table:number-columns-spanned="10" table:number-rows-spanned="4">
            <text:p>Deg+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9">
          <table:table-cell table:style-name="ce11" table:formula="of:=[.AE780]+1" office:value-type="float" office:value="127">
            <text:p>127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799]+1" office:value-type="float" office:value="128">
            <text:p>128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799]+1" office:value-type="float" office:value="129">
            <text:p>129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799];1; 1; ;&quot;Feuille2&quot;))" office:value-type="string" office:string-value="Épée courte" table:number-columns-spanned="10" table:number-rows-spanned="3">
            <text:p>Épée court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799];1; 1; ;&quot;Feuille2&quot;))" office:value-type="string" office:string-value="Épée courte" table:number-columns-spanned="10" table:number-rows-spanned="3">
            <text:p>Épée court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799];1; 1; ;&quot;Feuille2&quot;))" office:value-type="string" office:string-value="Épée courte" table:number-columns-spanned="10" table:number-rows-spanned="3">
            <text:p>Épée court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799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799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799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799];3; 1; ;&quot;Feuille2&quot;))" office:value-type="string" office:string-value="Deg+2" table:number-columns-spanned="10" table:number-rows-spanned="4">
            <text:p>Deg+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799];3; 1; ;&quot;Feuille2&quot;))" office:value-type="string" office:string-value="Deg+2" table:number-columns-spanned="10" table:number-rows-spanned="4">
            <text:p>Deg+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799];3; 1; ;&quot;Feuille2&quot;))" office:value-type="string" office:string-value="Deg+2" table:number-columns-spanned="10" table:number-rows-spanned="4">
            <text:p>Deg+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799]+1" office:value-type="float" office:value="130">
            <text:p>130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818]+1" office:value-type="float" office:value="131">
            <text:p>131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818]+1" office:value-type="float" office:value="132">
            <text:p>132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818];1; 1; ;&quot;Feuille2&quot;))" office:value-type="string" office:string-value="Masse d’arme" table:number-columns-spanned="10" table:number-rows-spanned="3">
            <text:p>Masse d’arm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818];1; 1; ;&quot;Feuille2&quot;))" office:value-type="string" office:string-value="Masse d’arme" table:number-columns-spanned="10" table:number-rows-spanned="3">
            <text:p>Masse d’arm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818];1; 1; ;&quot;Feuille2&quot;))" office:value-type="string" office:string-value="Épée longue" table:number-columns-spanned="10" table:number-rows-spanned="3">
            <text:p>Épée longu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818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818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818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818];3; 1; ;&quot;Feuille2&quot;))" office:value-type="string" office:string-value="Deg+3 Att -2" table:number-columns-spanned="10" table:number-rows-spanned="4">
            <text:p>Deg+3 Att -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818];3; 1; ;&quot;Feuille2&quot;))" office:value-type="string" office:string-value="Deg+3 Att -2" table:number-columns-spanned="10" table:number-rows-spanned="4">
            <text:p>Deg+3 Att -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818];3; 1; ;&quot;Feuille2&quot;))" office:value-type="string" office:string-value="Deg+4 Att-3" table:number-columns-spanned="10" table:number-rows-spanned="4">
            <text:p>Deg+4 Att-3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818]+1" office:value-type="float" office:value="133">
            <text:p>133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837]+1" office:value-type="float" office:value="134">
            <text:p>134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837]+1" office:value-type="float" office:value="135">
            <text:p>135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837];1; 1; ;&quot;Feuille2&quot;))" office:value-type="string" office:string-value="Épée longue" table:number-columns-spanned="10" table:number-rows-spanned="3">
            <text:p>Épée longu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837];1; 1; ;&quot;Feuille2&quot;))" office:value-type="string" office:string-value="Gantelet" table:number-columns-spanned="10" table:number-rows-spanned="3">
            <text:p>Gantelet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837];1; 1; ;&quot;Feuille2&quot;))" office:value-type="string" office:string-value="Gantelet" table:number-columns-spanned="10" table:number-rows-spanned="3">
            <text:p>Gantelet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837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837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837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837];3; 1; ;&quot;Feuille2&quot;))" office:value-type="string" office:string-value="Deg+4 Att-3" table:number-columns-spanned="10" table:number-rows-spanned="4">
            <text:p>Deg+4 Att-3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837];3; 1; ;&quot;Feuille2&quot;))" office:value-type="string" office:string-value="Armure +1" table:number-columns-spanned="10" table:number-rows-spanned="4">
            <text:p>Armure +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837];3; 1; ;&quot;Feuille2&quot;))" office:value-type="string" office:string-value="Armure +1" table:number-columns-spanned="10" table:number-rows-spanned="4">
            <text:p>Armure +1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9">
          <table:table-cell table:style-name="ce11" table:formula="of:=[.AE837]+1" office:value-type="float" office:value="136">
            <text:p>136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856]+1" office:value-type="float" office:value="137">
            <text:p>137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856]+1" office:value-type="float" office:value="138">
            <text:p>138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856];1; 1; ;&quot;Feuille2&quot;))" office:value-type="string" office:string-value="Torche" table:number-columns-spanned="10" table:number-rows-spanned="3">
            <text:p>Torch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856];1; 1; ;&quot;Feuille2&quot;))" office:value-type="string" office:string-value="Torche" table:number-columns-spanned="10" table:number-rows-spanned="3">
            <text:p>Torch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856];1; 1; ;&quot;Feuille2&quot;))" office:value-type="string" office:string-value="Flash aveuglant" table:number-columns-spanned="10" table:number-rows-spanned="3">
            <text:p>Flash aveuglant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856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856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856];2; 1; ;&quot;Feuille2&quot;))" office:value-type="string" office:string-value="Sortilège" table:number-columns-spanned="10" table:number-rows-spanned="1">
            <text:p>Sortilèg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856];3; 1; ;&quot;Feuille2&quot;))" office:value-type="string" office:string-value="Vue +2" table:number-columns-spanned="10" table:number-rows-spanned="4">
            <text:p>Vue +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856];3; 1; ;&quot;Feuille2&quot;))" office:value-type="string" office:string-value="Vue +2" table:number-columns-spanned="10" table:number-rows-spanned="4">
            <text:p>Vue +2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856];3; 1; ;&quot;Feuille2&quot;))" office:value-type="string" office:string-value="Voir dans la règle" table:number-columns-spanned="10" table:number-rows-spanned="4">
            <text:p>Voir dans la règle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856]+1" office:value-type="float" office:value="139">
            <text:p>139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875]+1" office:value-type="float" office:value="140">
            <text:p>140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875]+1" office:value-type="float" office:value="141">
            <text:p>141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875];1; 1; ;&quot;Feuille2&quot;))" office:value-type="string" office:string-value="Flash aveuglant" table:number-columns-spanned="10" table:number-rows-spanned="3">
            <text:p>Flash aveuglant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875];1; 1; ;&quot;Feuille2&quot;))" office:value-type="string" office:string-value="Vue troublée" table:number-columns-spanned="10" table:number-rows-spanned="3">
            <text:p>Vue troublé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875];1; 1; ;&quot;Feuille2&quot;))" office:value-type="string" office:string-value="Vue troublée" table:number-columns-spanned="10" table:number-rows-spanned="3">
            <text:p>Vue troublé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875];2; 1; ;&quot;Feuille2&quot;))" office:value-type="string" office:string-value="Sortilège" table:number-columns-spanned="10" table:number-rows-spanned="1">
            <text:p>Sortilèg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875];2; 1; ;&quot;Feuille2&quot;))" office:value-type="string" office:string-value="Sortilège" table:number-columns-spanned="10" table:number-rows-spanned="1">
            <text:p>Sortilèg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875];2; 1; ;&quot;Feuille2&quot;))" office:value-type="string" office:string-value="Sortilège" table:number-columns-spanned="10" table:number-rows-spanned="1">
            <text:p>Sortilèg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875];3; 1; ;&quot;Feuille2&quot;))" office:value-type="string" office:string-value="Voir dans la règle" table:number-columns-spanned="10" table:number-rows-spanned="4">
            <text:p>Voir dans la règle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875];3; 1; ;&quot;Feuille2&quot;))" office:value-type="string" office:string-value="Voir dans la règle" table:number-columns-spanned="10" table:number-rows-spanned="4">
            <text:p>Voir dans la règle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875];3; 1; ;&quot;Feuille2&quot;))" office:value-type="string" office:string-value="Voir dans la règle" table:number-columns-spanned="10" table:number-rows-spanned="4">
            <text:p>Voir dans la règle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875]+1" office:value-type="float" office:value="142">
            <text:p>142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894]+1" office:value-type="float" office:value="143">
            <text:p>143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894]+1" office:value-type="float" office:value="144">
            <text:p>144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894];1; 1; ;&quot;Feuille2&quot;))" office:value-type="string" office:string-value="Téléportation" table:number-columns-spanned="10" table:number-rows-spanned="3">
            <text:p>Téléportatio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894];1; 1; ;&quot;Feuille2&quot;))" office:value-type="string" office:string-value="Téléportation" table:number-columns-spanned="10" table:number-rows-spanned="3">
            <text:p>Téléportatio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894];1; 1; ;&quot;Feuille2&quot;))" office:value-type="string" office:string-value="Télékinésie" table:number-columns-spanned="10" table:number-rows-spanned="3">
            <text:p>Télékinési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894];2; 1; ;&quot;Feuille2&quot;))" office:value-type="string" office:string-value="Sortilège" table:number-columns-spanned="10" table:number-rows-spanned="1">
            <text:p>Sortilèg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894];2; 1; ;&quot;Feuille2&quot;))" office:value-type="string" office:string-value="Sortilège" table:number-columns-spanned="10" table:number-rows-spanned="1">
            <text:p>Sortilèg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894];2; 1; ;&quot;Feuille2&quot;))" office:value-type="string" office:string-value="Sortilège" table:number-columns-spanned="10" table:number-rows-spanned="1">
            <text:p>Sortilèg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894];3; 1; ;&quot;Feuille2&quot;))" office:value-type="string" office:string-value="Voir dans la règle" table:number-columns-spanned="10" table:number-rows-spanned="4">
            <text:p>Voir dans la règle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894];3; 1; ;&quot;Feuille2&quot;))" office:value-type="string" office:string-value="Voir dans la règle" table:number-columns-spanned="10" table:number-rows-spanned="4">
            <text:p>Voir dans la règle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894];3; 1; ;&quot;Feuille2&quot;))" office:value-type="string" office:string-value="Voir dans la règle" table:number-columns-spanned="10" table:number-rows-spanned="4">
            <text:p>Voir dans la règle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9">
          <table:table-cell table:style-name="ce11" table:formula="of:=[.AE894]+1" office:value-type="float" office:value="145">
            <text:p>145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913]+1" office:value-type="float" office:value="146">
            <text:p>146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913]+1" office:value-type="float" office:value="147">
            <text:p>147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913];1; 1; ;&quot;Feuille2&quot;))" office:value-type="string" office:string-value="Télékinésie" table:number-columns-spanned="10" table:number-rows-spanned="3">
            <text:p>Télékinési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913];1; 1; ;&quot;Feuille2&quot;))" office:value-type="string" office:string-value="Armure étherée" table:number-columns-spanned="10" table:number-rows-spanned="3">
            <text:p>Armure étheré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913];1; 1; ;&quot;Feuille2&quot;))" office:value-type="string" office:string-value="Armure étherée" table:number-columns-spanned="10" table:number-rows-spanned="3">
            <text:p>Armure étherée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913];2; 1; ;&quot;Feuille2&quot;))" office:value-type="string" office:string-value="Sortilège" table:number-columns-spanned="10" table:number-rows-spanned="1">
            <text:p>Sortilèg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913];2; 1; ;&quot;Feuille2&quot;))" office:value-type="string" office:string-value="Sortilège" table:number-columns-spanned="10" table:number-rows-spanned="1">
            <text:p>Sortilèg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913];2; 1; ;&quot;Feuille2&quot;))" office:value-type="string" office:string-value="Sortilège" table:number-columns-spanned="10" table:number-rows-spanned="1">
            <text:p>Sortilèg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913];3; 1; ;&quot;Feuille2&quot;))" office:value-type="string" office:string-value="Voir dans la règle" table:number-columns-spanned="10" table:number-rows-spanned="4">
            <text:p>Voir dans la règle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913];3; 1; ;&quot;Feuille2&quot;))" office:value-type="string" office:string-value="Voir dans la règle" table:number-columns-spanned="10" table:number-rows-spanned="4">
            <text:p>Voir dans la règle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913];3; 1; ;&quot;Feuille2&quot;))" office:value-type="string" office:string-value="Voir dans la règle" table:number-columns-spanned="10" table:number-rows-spanned="4">
            <text:p>Voir dans la règle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913]+1" office:value-type="float" office:value="148">
            <text:p>148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932]+1" office:value-type="float" office:value="149">
            <text:p>149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932]+1" office:value-type="float" office:value="150">
            <text:p>150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932];1; 1; ;&quot;Feuille2&quot;))" office:value-type="string" office:string-value="Invisibilité" table:number-columns-spanned="10" table:number-rows-spanned="3">
            <text:p>Invisibilité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932];1; 1; ;&quot;Feuille2&quot;))" office:value-type="string" office:string-value="Invisibilité" table:number-columns-spanned="10" table:number-rows-spanned="3">
            <text:p>Invisibilité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932];1; 1; ;&quot;Feuille2&quot;))" office:value-type="string" office:string-value="Mission" table:number-columns-spanned="10" table:number-rows-spanned="3">
            <text:p>Missio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932];2; 1; ;&quot;Feuille2&quot;))" office:value-type="string" office:string-value="Sortilège" table:number-columns-spanned="10" table:number-rows-spanned="1">
            <text:p>Sortilèg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932];2; 1; ;&quot;Feuille2&quot;))" office:value-type="string" office:string-value="Sortilège" table:number-columns-spanned="10" table:number-rows-spanned="1">
            <text:p>Sortilège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932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932];3; 1; ;&quot;Feuille2&quot;))" office:value-type="string" office:string-value="Voir dans la règle" table:number-columns-spanned="10" table:number-rows-spanned="4">
            <text:p>Voir dans la règle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932];3; 1; ;&quot;Feuille2&quot;))" office:value-type="string" office:string-value="Voir dans la règle" table:number-columns-spanned="10" table:number-rows-spanned="4">
            <text:p>Voir dans la règle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932];3; 1; ;&quot;Feuille2&quot;))" office:value-type="string" office:string-value="Tuer 1 monstre de votre niveau ou plus&#10;Récompense: progresser de 1 dans une caractéristique au choix" table:number-columns-spanned="10" table:number-rows-spanned="4">
            <text:p>Tuer 1 monstre de votre niveau ou plus</text:p>
            <text:p>Récompense: progresser de 1 dans une caractéristique au choix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932]+1" office:value-type="float" office:value="151">
            <text:p>151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951]+1" office:value-type="float" office:value="152">
            <text:p>152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951]+1" office:value-type="float" office:value="153">
            <text:p>153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951];1; 1; ;&quot;Feuille2&quot;))" office:value-type="string" office:string-value="Mission" table:number-columns-spanned="10" table:number-rows-spanned="3">
            <text:p>Missio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951];1; 1; ;&quot;Feuille2&quot;))" office:value-type="string" office:string-value="Mission" table:number-columns-spanned="10" table:number-rows-spanned="3">
            <text:p>Missio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951];1; 1; ;&quot;Feuille2&quot;))" office:value-type="string" office:string-value="Mission" table:number-columns-spanned="10" table:number-rows-spanned="3">
            <text:p>Missio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951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951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951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951];3; 1; ;&quot;Feuille2&quot;))" office:value-type="string" office:string-value="Tuer 1 monstre de votre niveau ou plus&#10;Récompense: progresser de 1 dans une caractéristique au choix" table:number-columns-spanned="10" table:number-rows-spanned="4">
            <text:p>Tuer 1 monstre de votre niveau ou plus</text:p>
            <text:p>Récompense: progresser de 1 dans une caractéristique au choix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951];3; 1; ;&quot;Feuille2&quot;))" office:value-type="string" office:string-value="Tuer 1 monstre de votre niveau ou plus&#10;Récompense: progresser de 1 dans une caractéristique au choix" table:number-columns-spanned="10" table:number-rows-spanned="4">
            <text:p>Tuer 1 monstre de votre niveau ou plus</text:p>
            <text:p>Récompense: progresser de 1 dans une caractéristique au choix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951];3; 1; ;&quot;Feuille2&quot;))" office:value-type="string" office:string-value="Tuer 1 monstre de votre niveau ou plus&#10;Récompense: progresser de 1 dans une caractéristique au choix" table:number-columns-spanned="10" table:number-rows-spanned="4">
            <text:p>Tuer 1 monstre de votre niveau ou plus</text:p>
            <text:p>Récompense: progresser de 1 dans une caractéristique au choix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9">
          <table:table-cell table:style-name="ce11" table:formula="of:=[.AE951]+1" office:value-type="float" office:value="154">
            <text:p>154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970]+1" office:value-type="float" office:value="155">
            <text:p>155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970]+1" office:value-type="float" office:value="156">
            <text:p>156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970];1; 1; ;&quot;Feuille2&quot;))" office:value-type="string" office:string-value="Mission" table:number-columns-spanned="10" table:number-rows-spanned="3">
            <text:p>Missio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970];1; 1; ;&quot;Feuille2&quot;))" office:value-type="string" office:string-value="Mission" table:number-columns-spanned="10" table:number-rows-spanned="3">
            <text:p>Missio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970];1; 1; ;&quot;Feuille2&quot;))" office:value-type="string" office:string-value="Mission" table:number-columns-spanned="10" table:number-rows-spanned="3">
            <text:p>Missio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970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970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970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970];3; 1; ;&quot;Feuille2&quot;))" office:value-type="string" office:string-value="Tuer 2 monstres de votre niveau ou plus &#10;Récompense: progresser de 1 dans deux caractéristiques au choix" table:number-columns-spanned="10" table:number-rows-spanned="4">
            <text:p>Tuer 2 monstres de votre niveau ou plus </text:p>
            <text:p>Récompense: progresser de 1 dans deux caractéristiques au choix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970];3; 1; ;&quot;Feuille2&quot;))" office:value-type="string" office:string-value="Tuer 2 monstres de votre niveau ou plus &#10;Récompense: progresser de 1 dans deux caractéristiques au choix" table:number-columns-spanned="10" table:number-rows-spanned="4">
            <text:p>Tuer 2 monstres de votre niveau ou plus </text:p>
            <text:p>Récompense: progresser de 1 dans deux caractéristiques au choix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970];3; 1; ;&quot;Feuille2&quot;))" office:value-type="string" office:string-value="Tuer 2 monstres de votre niveau ou plus &#10;Récompense: progresser de 1 dans deux caractéristiques au choix" table:number-columns-spanned="10" table:number-rows-spanned="4">
            <text:p>Tuer 2 monstres de votre niveau ou plus </text:p>
            <text:p>Récompense: progresser de 1 dans deux caractéristiques au choix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970]+1" office:value-type="float" office:value="157">
            <text:p>157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989]+1" office:value-type="float" office:value="158">
            <text:p>158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989]+1" office:value-type="float" office:value="159">
            <text:p>159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989];1; 1; ;&quot;Feuille2&quot;))" office:value-type="string" office:string-value="Mission" table:number-columns-spanned="10" table:number-rows-spanned="3">
            <text:p>Mission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989];1; 1; ;&quot;Feuille2&quot;))" office:value-type="float" office:value="0" table:number-columns-spanned="10" table:number-rows-spanned="3">
            <text:p>0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989];1; 1; ;&quot;Feuille2&quot;))" office:value-type="float" office:value="0" table:number-columns-spanned="10" table:number-rows-spanned="3">
            <text:p>0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989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989];2; 1; ;&quot;Feuille2&quot;))" office:value-type="float" office:value="0" table:number-columns-spanned="10" table:number-rows-spanned="1">
            <text:p>0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989];2; 1; ;&quot;Feuille2&quot;))" office:value-type="float" office:value="0" table:number-columns-spanned="10" table:number-rows-spanned="1">
            <text:p>0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989];3; 1; ;&quot;Feuille2&quot;))" office:value-type="string" office:string-value="Tuer 2 monstres de votre niveau ou plus &#10;Récompense: progresser de 1 dans deux caractéristiques au choix" table:number-columns-spanned="10" table:number-rows-spanned="4">
            <text:p>Tuer 2 monstres de votre niveau ou plus </text:p>
            <text:p>Récompense: progresser de 1 dans deux caractéristiques au choix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989];3; 1; ;&quot;Feuille2&quot;))" office:value-type="float" office:value="0" table:number-columns-spanned="10" table:number-rows-spanned="4">
            <text:p>0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989];3; 1; ;&quot;Feuille2&quot;))" office:value-type="float" office:value="0" table:number-columns-spanned="10" table:number-rows-spanned="4">
            <text:p>0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6">
          <table:table-cell table:style-name="ce11" table:formula="of:=[.AE989]+1" office:value-type="float" office:value="160">
            <text:p>160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A1008]+1" office:value-type="float" office:value="161">
            <text:p>161</text:p>
          </table:table-cell>
          <table:table-cell table:style-name="ce14" table:number-columns-repeated="12"/>
          <table:table-cell table:style-name="ce45"/>
          <table:table-cell/>
          <table:table-cell table:style-name="ce11" table:formula="of:=[.P1008]+1" office:value-type="float" office:value="162">
            <text:p>162</text:p>
          </table:table-cell>
          <table:table-cell table:style-name="ce14" table:number-columns-repeated="12"/>
          <table:table-cell table:style-name="ce45"/>
          <table:table-cell/>
        </table:table-row>
        <table:table-row table:style-name="ro6">
          <table:table-cell table:number-columns-repeated="3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5"/>
          <table:table-cell table:style-name="ce31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3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5"/>
          <table:table-cell table:style-name="ce24" table:number-columns-repeated="8"/>
          <table:table-cell/>
          <table:table-cell table:style-name="ce15"/>
          <table:table-cell table:number-columns-repeated="2"/>
        </table:table-row>
        <table:table-row table:style-name="ro6">
          <table:table-cell table:number-columns-repeated="45"/>
        </table:table-row>
        <table:table-row table:style-name="ro6">
          <table:table-cell/>
          <table:table-cell table:style-name="ce16"/>
          <table:table-cell table:style-name="ce21" table:formula="of:=INDIRECT(ADDRESS([.A1008];1; 1; ;&quot;Feuille2&quot;))" office:value-type="float" office:value="0" table:number-columns-spanned="10" table:number-rows-spanned="3">
            <text:p>0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P1008];1; 1; ;&quot;Feuille2&quot;))" office:value-type="float" office:value="0" table:number-columns-spanned="10" table:number-rows-spanned="3">
            <text:p>0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4"/>
          <table:table-cell table:style-name="ce16"/>
          <table:table-cell table:style-name="ce21" table:formula="of:=INDIRECT(ADDRESS([.AE1008];1; 1; ;&quot;Feuille2&quot;))" office:value-type="float" office:value="0" table:number-columns-spanned="10" table:number-rows-spanned="3">
            <text:p>0</text:p>
          </table:table-cell>
          <table:covered-table-cell table:style-name="ce32"/>
          <table:covered-table-cell table:style-name="ce14"/>
          <table:covered-table-cell table:number-columns-repeated="4" table:style-name="ce37"/>
          <table:covered-table-cell table:style-name="ce38"/>
          <table:covered-table-cell table:style-name="ce32"/>
          <table:covered-table-cell table:style-name="ce39"/>
          <table:table-cell table:number-columns-repeated="3"/>
        </table:table-row>
        <table:table-row table:style-name="ro6">
          <table:table-cell table:number-columns-repeated="2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4"/>
          <table:covered-table-cell table:style-name="ce22"/>
          <table:covered-table-cell table:number-columns-repeated="8"/>
          <table:covered-table-cell table:style-name="ce40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4"/>
          <table:table-cell table:style-name="ce16"/>
          <table:covered-table-cell table:style-name="ce23"/>
          <table:covered-table-cell table:number-columns-repeated="8" table:style-name="ce33"/>
          <table:covered-table-cell table:style-name="ce41"/>
          <table:table-cell table:number-columns-repeated="3"/>
        </table:table-row>
        <table:table-row table:style-name="ro6">
          <table:table-cell/>
          <table:table-cell table:style-name="ce16"/>
          <table:table-cell table:number-columns-repeated="14"/>
          <table:table-cell table:style-name="ce16"/>
          <table:table-cell table:number-columns-repeated="14"/>
          <table:table-cell table:style-name="ce16"/>
          <table:table-cell table:number-columns-repeated="13"/>
        </table:table-row>
        <table:table-row table:style-name="ro6">
          <table:table-cell table:number-columns-repeated="2"/>
          <table:table-cell table:style-name="ce24" table:formula="of:=INDIRECT(ADDRESS([.A1008];2; 1; ;&quot;Feuille2&quot;))" office:value-type="float" office:value="0" table:number-columns-spanned="10" table:number-rows-spanned="1">
            <text:p>0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P1008];2; 1; ;&quot;Feuille2&quot;))" office:value-type="float" office:value="0" table:number-columns-spanned="10" table:number-rows-spanned="1">
            <text:p>0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4"/>
          <table:table-cell table:style-name="ce24" table:formula="of:=INDIRECT(ADDRESS([.AE1008];2; 1; ;&quot;Feuille2&quot;))" office:value-type="float" office:value="0" table:number-columns-spanned="10" table:number-rows-spanned="1">
            <text:p>0</text:p>
          </table:table-cell>
          <table:covered-table-cell table:number-columns-repeated="8" table:style-name="ce34"/>
          <table:covered-table-cell table:style-name="ce42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4"/>
          <table:table-cell table:style-name="ce16"/>
          <table:table-cell table:style-name="ce25" table:number-columns-spanned="10" table:number-rows-spanned="1"/>
          <table:covered-table-cell table:number-columns-repeated="9"/>
          <table:table-cell table:number-columns-repeated="3"/>
        </table:table-row>
        <table:table-row table:style-name="ro6">
          <table:table-cell table:number-columns-repeated="12"/>
          <table:table-cell table:style-name="ce15"/>
          <table:table-cell table:number-columns-repeated="14"/>
          <table:table-cell table:style-name="ce15"/>
          <table:table-cell table:number-columns-repeated="14"/>
          <table:table-cell table:style-name="ce15"/>
          <table:table-cell table:number-columns-repeated="2"/>
        </table:table-row>
        <table:table-row table:style-name="ro6">
          <table:table-cell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4"/>
          <table:table-cell table:style-name="ce16"/>
          <table:table-cell table:style-name="ce26" office:value-type="string" table:number-columns-spanned="10" table:number-rows-spanned="1">
            <text:p>Effet</text:p>
          </table:table-cell>
          <table:covered-table-cell table:style-name="ce35"/>
          <table:covered-table-cell table:number-columns-repeated="7" table:style-name="ce14"/>
          <table:covered-table-cell table:style-name="ce39"/>
          <table:table-cell table:number-columns-repeated="3"/>
        </table:table-row>
        <table:table-row table:style-name="ro6">
          <table:table-cell/>
          <table:table-cell table:style-name="ce17"/>
          <table:table-cell table:style-name="ce27" table:formula="of:=INDIRECT(ADDRESS([.A1008];3; 1; ;&quot;Feuille2&quot;))" office:value-type="float" office:value="0" table:number-columns-spanned="10" table:number-rows-spanned="4">
            <text:p>0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P1008];3; 1; ;&quot;Feuille2&quot;))" office:value-type="float" office:value="0" table:number-columns-spanned="10" table:number-rows-spanned="4">
            <text:p>0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7"/>
          <table:table-cell table:style-name="ce27" table:formula="of:=INDIRECT(ADDRESS([.AE1008];3; 1; ;&quot;Feuille2&quot;))" office:value-type="float" office:value="0" table:number-columns-spanned="10" table:number-rows-spanned="4">
            <text:p>0</text:p>
          </table:table-cell>
          <table:covered-table-cell table:style-name="ce17"/>
          <table:covered-table-cell table:style-name="ce18"/>
          <table:covered-table-cell table:style-name="ce17"/>
          <table:covered-table-cell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3"/>
          <table:table-cell table:style-name="ce18"/>
          <table:covered-table-cell table:style-name="ce28"/>
          <table:covered-table-cell table:number-columns-repeated="4" table:style-name="ce18"/>
          <table:covered-table-cell table:number-columns-repeated="4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3"/>
          <table:table-cell table:style-name="ce17"/>
          <table:covered-table-cell table:style-name="ce29"/>
          <table:covered-table-cell table:number-columns-repeated="8" table:style-name="ce17"/>
          <table:covered-table-cell table:style-name="ce43"/>
          <table:table-cell table:style-name="ce17"/>
          <table:table-cell table:number-columns-repeated="2"/>
        </table:table-row>
        <table:table-row table:style-name="ro6">
          <table:table-cell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3"/>
          <table:table-cell table:style-name="ce17"/>
          <table:covered-table-cell table:style-name="ce30"/>
          <table:covered-table-cell table:number-columns-repeated="8" table:style-name="ce36"/>
          <table:covered-table-cell table:style-name="ce44"/>
          <table:table-cell table:style-name="ce17"/>
          <table:table-cell table:number-columns-repeated="2"/>
        </table:table-row>
        <table:table-row table:style-name="ro6">
          <table:table-cell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3"/>
          <table:table-cell table:style-name="ce19" table:number-columns-repeated="12"/>
          <table:table-cell table:number-columns-repeated="2"/>
        </table:table-row>
        <table:table-row table:style-name="ro6"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  <table:table-cell table:style-name="ce13"/>
          <table:table-cell table:style-name="ce20" table:number-columns-repeated="12"/>
          <table:table-cell table:style-name="ce47"/>
          <table:table-cell/>
        </table:table-row>
        <table:table-row table:style-name="ro7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Helvetica1" svg:font-family="Helvetica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ffff" fo:border="0.018cm solid #000000"/>
      <style:text-properties fo:color="#00000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8/09/2015</text:date>, <text:time>16:0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7:31:20</meta:creation-date>
    <dc:date>2015-09-08T16:00:52</dc:date>
    <meta:editing-duration>PT20H4M3S</meta:editing-duration>
    <meta:editing-cycles>23</meta:editing-cycles>
    <meta:generator>OpenOffice/4.1.1$Unix OpenOffice.org_project/411m6$Build-9775</meta:generator>
    <meta:document-statistic meta:table-count="3" meta:cell-count="1616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
Dim Doc As Object
Dim Sheet As Object
Dim Cell As Object
Dim CellRangeAddress As New com.sun.star.table.CellRangeAddress
Dim CellAddress As New com.sun.star.table.CellAddress
Dim Compt As Integer
Dim I As Integer
Dim J As Integer
Dim Val As Integer

Doc = StarDesktop.CurrentComponent
Sheet = Doc.Sheets(0)
Compt = 0

For I = 1 To 42
	Val = Sheet.getCellByPosition(3, I).Value
	CellRangeAddress.Sheet = 0
	CellRangeAddress.StartColumn = 0
	CellRangeAddress.StartRow = I
	CellRangeAddress.EndColumn = 2
	CellRangeAddress.EndRow = I
 
	For J = 1 To Val
	 
		CellAddress.Sheet = 1
		CellAddress.Column = 0
		CellAddress.Row = Compt
 
		Sheet.copyRange(CellAddress, CellRangeAddress)
		
		Compt = Compt + 1
	Next J	
Next I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